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OpenSymbol" svg:font-family="OpenSymbol"/>
    <style:font-face style:name="Arial3" svg:font-family="Arial"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left="0in" fo:margin-right="0in" fo:margin-top="0in" fo:margin-bottom="0in" fo:line-height="0.1665in" fo:text-align="start" style:justify-single-word="false" fo:text-indent="0in" style:auto-text-indent="false"/>
    </style:style>
    <style:style style:name="P2" style:family="paragraph" style:parent-style-name="Standard">
      <style:paragraph-properties fo:margin-left="0in" fo:margin-right="0in" fo:margin-top="0in" fo:margin-bottom="0in" fo:line-height="0.1665in"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alibri" fo:font-size="11pt" fo:letter-spacing="normal" fo:background-color="#ffffff" style:font-name-asian="Calibri2" style:font-size-asian="11pt" style:font-name-complex="Calibri2"/>
    </style:style>
    <style:style style:name="P3"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0" style:font-name="Courier New" fo:font-size="10pt" fo:letter-spacing="normal" fo:background-color="#ffffff" style:font-name-asian="Courier New2" style:font-size-asian="10pt" style:font-name-complex="Courier New2"/>
    </style:style>
    <style:style style:name="P4" style:family="paragraph" style:parent-style-name="Standard">
      <style:paragraph-properties fo:margin-left="0in" fo:margin-right="0in" fo:margin-top="0in" fo:margin-bottom="0in" fo:line-height="0.1665in"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0pt" fo:letter-spacing="normal" fo:background-color="#ffffff" style:font-name-asian="Courier New2" style:font-size-asian="10pt" style:font-name-complex="Courier New2"/>
    </style:style>
    <style:style style:name="P5"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a" style:font-name="Courier New" fo:font-size="10pt" fo:letter-spacing="normal" fo:background-color="#ffffff" style:font-name-asian="Courier New2" style:font-size-asian="10pt" style:font-name-complex="Courier New2"/>
    </style:style>
    <style:style style:name="P6"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a" style:font-name="Calibri" fo:font-size="10pt" fo:letter-spacing="normal" fo:background-color="#ffffff" style:font-name-asian="Calibri2" style:font-size-asian="10pt" style:font-name-complex="Calibri2"/>
    </style:style>
    <style:style style:name="P7" style:family="paragraph" style:parent-style-name="Standard">
      <style:paragraph-properties fo:margin-left="0.5in" fo:margin-right="0in" fo:margin-top="0in" fo:margin-bottom="0in" fo:line-height="0.1665in"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alibri" fo:font-size="11pt" fo:letter-spacing="normal" fo:background-color="#ffffff" style:font-name-asian="Calibri2" style:font-size-asian="11pt" style:font-name-complex="Calibri2"/>
    </style:style>
    <style:style style:name="P8" style:family="paragraph" style:parent-style-name="Standard">
      <style:paragraph-properties fo:margin-left="0.5in" fo:margin-right="0in" fo:margin-top="0in" fo:margin-bottom="0in" fo:line-height="0.1665in" fo:text-align="start" style:justify-single-word="false" fo:text-indent="0in" style:auto-text-indent="false"/>
      <style:text-properties fo:color="#000000" style:font-name="Calibri" fo:font-size="10pt" fo:letter-spacing="normal" fo:background-color="#ffffff" style:font-name-asian="Calibri2" style:font-size-asian="10pt" style:font-name-complex="Calibri2"/>
    </style:style>
    <style:style style:name="P9" style:family="paragraph" style:parent-style-name="Standard">
      <style:paragraph-properties fo:margin-left="0.5in" fo:margin-right="0in" fo:margin-top="0in" fo:margin-bottom="0in" fo:line-height="0.1665in"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alibri" fo:font-size="10pt" fo:letter-spacing="normal" fo:background-color="#ffffff" style:font-name-asian="Calibri2" style:font-size-asian="10pt" style:font-name-complex="Calibri2"/>
    </style:style>
    <style:style style:name="P10" style:family="paragraph" style:parent-style-name="Standard">
      <style:paragraph-properties fo:margin-left="0.5in" fo:margin-right="0in" fo:margin-top="0in" fo:margin-bottom="0in" fo:line-height="0.1665in" fo:text-align="start" style:justify-single-word="false" fo:text-indent="0in" style:auto-text-indent="false"/>
      <style:text-properties fo:color="#000000" style:font-name="Courier New" fo:font-size="10pt" fo:letter-spacing="normal" fo:background-color="#ffffff" style:font-name-asian="Courier New2" style:font-size-asian="10pt" style:font-name-complex="Courier New2"/>
    </style:style>
    <style:style style:name="P11" style:family="paragraph" style:parent-style-name="Standard">
      <style:paragraph-properties fo:margin-left="0.5in" fo:margin-right="0in" fo:margin-top="0in" fo:margin-bottom="0in" fo:line-height="0.1665in" fo:text-align="start" style:justify-single-word="false" fo:text-indent="0in" style:auto-text-indent="false"/>
      <style:text-properties fo:color="#00000a" style:font-name="Courier New" fo:font-size="10pt" fo:letter-spacing="normal" fo:background-color="#ffffff" style:font-name-asian="Courier New2" style:font-size-asian="10pt" style:font-name-complex="Courier New2"/>
    </style:style>
    <style:style style:name="P12" style:family="paragraph" style:parent-style-name="Standard">
      <style:paragraph-properties fo:margin-left="0.25in" fo:margin-right="0in" fo:margin-top="0in" fo:margin-bottom="0in" fo:line-height="0.1665in" fo:text-align="start" style:justify-single-word="false" fo:text-indent="0in" style:auto-text-indent="false"/>
      <style:text-properties fo:color="#000000" style:font-name="Courier New" fo:font-size="10pt" fo:letter-spacing="normal" fo:background-color="#ffffff" style:font-name-asian="Courier New2" style:font-size-asian="10pt" style:font-name-complex="Courier New2"/>
    </style:style>
    <style:style style:name="P13" style:family="paragraph" style:parent-style-name="Standard">
      <style:paragraph-properties fo:margin-left="0.25in" fo:margin-right="0in" fo:margin-top="0in" fo:margin-bottom="0in" fo:line-height="0.1665in"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0pt" fo:letter-spacing="normal" fo:background-color="#ffffff" style:font-name-asian="Courier New2" style:font-size-asian="10pt" style:font-name-complex="Courier New2"/>
    </style:style>
    <style:style style:name="P14" style:family="paragraph" style:parent-style-name="Standard">
      <style:paragraph-properties fo:margin-left="0.25in" fo:margin-right="0in" fo:margin-top="0in" fo:margin-bottom="0in" fo:line-height="0.1665in"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alibri" fo:font-size="11pt" fo:letter-spacing="normal" fo:background-color="#ffffff" style:font-name-asian="Calibri2" style:font-size-asian="11pt" style:font-name-complex="Calibri2"/>
    </style:style>
    <style:style style:name="P15" style:family="paragraph" style:parent-style-name="Standard">
      <style:paragraph-properties fo:margin-left="0.25in" fo:margin-right="0in" fo:margin-top="0in" fo:margin-bottom="0in" fo:line-height="0.1665in" fo:text-align="start" style:justify-single-word="false" fo:text-indent="0in" style:auto-text-indent="false"/>
      <style:text-properties fo:color="#000000" style:font-name="Calibri" fo:font-size="10pt" fo:letter-spacing="normal" fo:background-color="#ffffff" style:font-name-asian="Calibri2" style:font-size-asian="10pt" style:font-name-complex="Calibri2"/>
    </style:style>
    <style:style style:name="P16" style:family="paragraph" style:parent-style-name="Standard">
      <style:paragraph-properties fo:margin-left="0.25in" fo:margin-right="0in" fo:margin-top="0in" fo:margin-bottom="0in" fo:line-height="0.1665in" fo:text-align="start" style:justify-single-word="false" fo:text-indent="0in" style:auto-text-indent="false"/>
      <style:text-properties fo:color="#00000a" style:font-name="Calibri" fo:font-size="10pt" fo:letter-spacing="normal" fo:background-color="#ffffff" style:font-name-asian="Calibri2" style:font-size-asian="10pt" style:font-name-complex="Calibri2"/>
    </style:style>
    <style:style style:name="P17" style:family="paragraph" style:parent-style-name="Standard">
      <style:paragraph-properties fo:margin-left="0.25in" fo:margin-right="0in" fo:margin-top="0.0693in" fo:margin-bottom="0.0693in" fo:line-height="0.1665in"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alibri" fo:font-size="11pt" fo:letter-spacing="normal" style:text-underline-style="solid" style:text-underline-width="auto" style:text-underline-color="font-color" fo:background-color="#ffffff" style:font-name-asian="Calibri2" style:font-size-asian="11pt" style:font-name-complex="Calibri2"/>
    </style:style>
    <style:style style:name="P18" style:family="paragraph" style:parent-style-name="Standard">
      <style:paragraph-properties fo:margin-left="0.25in" fo:margin-right="0in" fo:margin-top="0in" fo:margin-bottom="0.0693in" fo:line-height="0.1665in" fo:text-align="start" style:justify-single-word="false" fo:text-indent="0in" style:auto-text-indent="false"/>
      <style:text-properties fo:color="#000000" style:font-name="Calibri" fo:font-size="11pt" fo:letter-spacing="normal" fo:background-color="#ffffff" style:font-name-asian="Calibri2" style:font-size-asian="11pt" style:font-name-complex="Calibri2"/>
    </style:style>
    <style:style style:name="P19" style:family="paragraph" style:parent-style-name="Standard">
      <style:paragraph-properties fo:margin-left="0.75in" fo:margin-right="0in" fo:margin-top="0in" fo:margin-bottom="0in" fo:line-height="0.1665in" fo:text-align="start" style:justify-single-word="false" fo:text-indent="0in" style:auto-text-indent="false"/>
      <style:text-properties fo:color="#000000" style:font-name="Courier New" fo:font-size="10pt" fo:letter-spacing="normal" fo:background-color="#ffffff" style:font-name-asian="Courier New2" style:font-size-asian="10pt" style:font-name-complex="Courier New2"/>
    </style:style>
    <style:style style:name="P20" style:family="paragraph" style:parent-style-name="Standard">
      <style:paragraph-properties fo:margin-left="0.75in" fo:margin-right="0in" fo:margin-top="0in" fo:margin-bottom="0in" fo:line-height="0.1665in"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alibri" fo:font-size="10pt" fo:letter-spacing="normal" fo:background-color="#ffffff" style:font-name-asian="Calibri2" style:font-size-asian="10pt" style:font-name-complex="Calibri2"/>
    </style:style>
    <style:style style:name="P21" style:family="paragraph" style:parent-style-name="Standard" style:master-page-name="Standard">
      <style:paragraph-properties fo:margin-left="0in" fo:margin-right="0in" fo:margin-top="0in" fo:margin-bottom="0.139in" fo:line-height="0.1917in" fo:text-align="center" style:justify-single-word="false" fo:text-indent="0in" style:auto-text-indent="false" style:page-number="auto"/>
      <style:text-properties fo:color="#00000a" style:font-name="Calibri" fo:font-size="11pt" fo:letter-spacing="normal" style:text-underline-style="solid" style:text-underline-width="auto" style:text-underline-color="font-color" fo:font-weight="bold" fo:background-color="#ffffff" style:font-name-asian="Calibri2" style:font-size-asian="11pt" style:font-weight-asian="bold" style:font-name-complex="Calibri2"/>
    </style:style>
    <style:style style:name="P22" style:family="paragraph" style:parent-style-name="Standard">
      <style:paragraph-properties fo:margin-left="0in" fo:margin-right="0in" fo:margin-top="0in" fo:margin-bottom="0.139in" fo:line-height="0.1917in" fo:text-align="start" style:justify-single-word="false" fo:text-indent="0in" style:auto-text-indent="false"/>
    </style:style>
    <style:style style:name="P23" style:family="paragraph" style:parent-style-name="Standard" style:list-style-name="WWNum13">
      <style:paragraph-properties fo:margin-left="0in" fo:margin-right="0in" fo:margin-top="0in" fo:margin-bottom="0.139in" fo:line-height="0.1917in" fo:text-align="start" style:justify-single-word="false" fo:text-indent="0in" style:auto-text-indent="false">
        <style:tab-stops>
          <style:tab-stop style:position="0.302in"/>
        </style:tab-stops>
      </style:paragraph-properties>
    </style:style>
    <style:style style:name="P24" style:family="paragraph" style:parent-style-name="Standard" style:list-style-name="WWNum15">
      <style:paragraph-properties fo:margin-left="0in" fo:margin-right="0in" fo:margin-top="0in" fo:margin-bottom="0.139in" fo:line-height="0.1917in" fo:text-align="start" style:justify-single-word="false" fo:text-indent="0in" style:auto-text-indent="false">
        <style:tab-stops>
          <style:tab-stop style:position="0.302in"/>
        </style:tab-stops>
      </style:paragraph-properties>
    </style:style>
    <style:style style:name="P25" style:family="paragraph" style:parent-style-name="Standard" style:list-style-name="L1">
      <style:paragraph-properties fo:margin-left="0in" fo:margin-right="0in" fo:margin-top="0in" fo:margin-bottom="0.139in" fo:line-height="0.1917in" fo:text-align="start" style:justify-single-word="false" fo:text-indent="0in" style:auto-text-indent="false">
        <style:tab-stops>
          <style:tab-stop style:position="0.302in"/>
        </style:tab-stops>
      </style:paragraph-properties>
    </style:style>
    <style:style style:name="P26" style:family="paragraph" style:parent-style-name="Standard" style:list-style-name="L2">
      <style:paragraph-properties fo:margin-left="0in" fo:margin-right="0in" fo:margin-top="0in" fo:margin-bottom="0.139in" fo:line-height="0.1917in" fo:text-align="start" style:justify-single-word="false" fo:text-indent="0in" style:auto-text-indent="false">
        <style:tab-stops>
          <style:tab-stop style:position="0.302in"/>
        </style:tab-stops>
      </style:paragraph-properties>
    </style:style>
    <style:style style:name="P27" style:family="paragraph" style:parent-style-name="Standard" style:list-style-name="WWNum6">
      <style:paragraph-properties fo:margin-left="0in" fo:margin-right="0in" fo:margin-top="0in" fo:margin-bottom="0.139in" fo:line-height="0.1917in" fo:text-align="start" style:justify-single-word="false" fo:text-indent="0in" style:auto-text-indent="false">
        <style:tab-stops>
          <style:tab-stop style:position="0.302in"/>
        </style:tab-stops>
      </style:paragraph-properties>
    </style:style>
    <style:style style:name="P28"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0" style:font-name="Courier New" fo:font-size="10pt" fo:letter-spacing="normal" fo:background-color="#ffffff" style:font-name-asian="Courier New2" style:font-size-asian="10pt" style:font-name-complex="Courier New2"/>
    </style:style>
    <style:style style:name="P29" style:family="paragraph" style:parent-style-name="Standard">
      <style:paragraph-properties fo:margin-left="0in" fo:margin-right="0in" fo:margin-top="0in" fo:margin-bottom="0in" fo:line-height="0.1665in"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0pt" fo:letter-spacing="normal" fo:background-color="#ffffff" style:font-name-asian="Courier New2" style:font-size-asian="10pt" style:font-name-complex="Courier New2"/>
    </style:style>
    <style:style style:name="P30"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0pt" fo:letter-spacing="normal" fo:background-color="#ffffff" style:font-name-asian="Courier New2" style:font-size-asian="10pt" style:font-name-complex="Courier New2"/>
    </style:style>
    <style:style style:name="P31" style:family="paragraph" style:parent-style-name="Standard">
      <style:paragraph-properties fo:margin-left="0in" fo:margin-right="0in" fo:margin-top="0in" fo:margin-bottom="0in" fo:line-height="150%"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0pt" fo:letter-spacing="normal" fo:background-color="#ffffff" style:font-name-asian="Courier New2" style:font-size-asian="10pt" style:font-name-complex="Courier New2"/>
    </style:style>
    <style:style style:name="P32"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0" style:font-name="Courier New" fo:font-size="10pt" fo:letter-spacing="normal" style:text-underline-style="none" fo:background-color="#ffffff" style:font-name-asian="Courier New2" style:font-size-asian="10pt" style:font-name-complex="Courier New2"/>
    </style:style>
    <style:style style:name="P33" style:family="paragraph" style:parent-style-name="Standard">
      <style:paragraph-properties fo:margin-left="0in" fo:margin-right="0in" fo:margin-top="0in" fo:margin-bottom="0in" fo:line-height="0.1665in"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0pt" fo:letter-spacing="normal" style:text-underline-style="none" fo:background-color="#ffffff" style:font-name-asian="Courier New2" style:font-size-asian="10pt" style:font-name-complex="Courier New2"/>
    </style:style>
    <style:style style:name="P34" style:family="paragraph" style:parent-style-name="Standard">
      <style:paragraph-properties fo:margin-left="0in" fo:margin-right="0in" fo:margin-top="0in" fo:margin-bottom="0in" fo:line-height="0.1665in" fo:text-align="start" style:justify-single-word="false" fo:text-indent="0in" style:auto-text-indent="false">
        <style:tab-stops>
          <style:tab-stop style:position="0.5083in"/>
        </style:tab-stops>
      </style:paragraph-properties>
      <style:text-properties fo:color="#000000" style:font-name="Courier New" fo:font-size="10pt" fo:letter-spacing="normal" style:text-underline-style="none" fo:background-color="#ffffff" style:font-name-asian="Courier New2" style:font-size-asian="10pt" style:font-name-complex="Courier New2"/>
    </style:style>
    <style:style style:name="P35" style:family="paragraph" style:parent-style-name="Standard">
      <style:paragraph-properties fo:margin-left="0in" fo:margin-right="0in" fo:margin-top="0in" fo:margin-bottom="0in" fo:line-height="150%" fo:text-align="start" style:justify-single-word="false" fo:text-indent="0in" style:auto-text-indent="false"/>
      <style:text-properties fo:color="#000000" style:font-name="Courier New" fo:font-size="11pt" fo:letter-spacing="normal" fo:background-color="#ffffff" style:font-name-asian="Courier New2" style:font-size-asian="11pt" style:font-name-complex="Courier New2"/>
    </style:style>
    <style:style style:name="P36" style:family="paragraph" style:parent-style-name="Standard">
      <style:paragraph-properties fo:margin-left="0in" fo:margin-right="0in" fo:margin-top="0in" fo:margin-bottom="0in" fo:line-height="150%"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1pt" fo:letter-spacing="normal" fo:background-color="#ffffff" style:font-name-asian="Courier New2" style:font-size-asian="11pt" style:font-name-complex="Courier New2" style:font-size-complex="11pt"/>
    </style:style>
    <style:style style:name="P37"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0" style:font-name="Times New Roman" fo:font-size="11pt" fo:letter-spacing="normal" fo:background-color="#ffffff" style:font-name-asian="Times New Roman1" style:font-size-asian="11pt" style:font-name-complex="Times New Roman1"/>
    </style:style>
    <style:style style:name="P38" style:family="paragraph" style:parent-style-name="Standard">
      <style:paragraph-properties fo:margin-left="0in" fo:margin-right="0in" fo:margin-top="0in" fo:margin-bottom="0in" fo:line-height="150%" fo:text-align="start" style:justify-single-word="false" fo:text-indent="0in" style:auto-text-indent="false"/>
      <style:text-properties fo:color="#000000" style:font-name="Calibri" fo:font-size="11pt" fo:letter-spacing="normal" fo:background-color="#ffffff" style:font-name-asian="Calibri2" style:font-size-asian="11pt" style:font-name-complex="Calibri2"/>
    </style:style>
    <style:style style:name="P39" style:family="paragraph" style:parent-style-name="Standard">
      <style:paragraph-properties fo:margin-left="0in" fo:margin-right="0in" fo:margin-top="0in" fo:margin-bottom="0in" fo:line-height="150%"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alibri" fo:font-size="11pt" fo:letter-spacing="normal" fo:background-color="#ffffff" style:font-name-asian="Calibri2" style:font-size-asian="11pt" style:font-name-complex="Calibri2"/>
    </style:style>
    <style:style style:name="P40" style:family="paragraph" style:parent-style-name="Standard">
      <style:paragraph-properties fo:margin-left="0in" fo:margin-right="0in" fo:margin-top="0in" fo:margin-bottom="0in" fo:line-height="150%" fo:text-align="start" style:justify-single-word="false" style:register-true="tru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alibri" fo:font-size="11pt" fo:letter-spacing="normal" fo:background-color="#ffffff" style:font-name-asian="Calibri2" style:font-size-asian="11pt" style:font-name-complex="Calibri2"/>
    </style:style>
    <style:style style:name="P41" style:family="paragraph" style:parent-style-name="Standard">
      <style:paragraph-properties fo:margin-left="0in" fo:margin-right="0in" fo:margin-top="0in" fo:margin-bottom="0in" fo:line-height="150%" fo:text-align="start" style:justify-single-word="false" fo:text-indent="0in" style:auto-text-indent="false"/>
      <style:text-properties fo:color="#000000" style:font-name="Calibri" fo:font-size="11pt" fo:letter-spacing="normal" fo:background-color="#ffffff" style:font-name-asian="Calibri2" style:font-size-asian="11pt" style:font-name-complex="Calibri2" style:font-size-complex="11pt"/>
    </style:style>
    <style:style style:name="P42" style:family="paragraph" style:parent-style-name="Standard">
      <style:paragraph-properties fo:margin-left="0in" fo:margin-right="0in" fo:margin-top="0in" fo:margin-bottom="0in" fo:line-height="150%"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alibri" fo:font-size="11pt" fo:letter-spacing="normal" fo:background-color="#ffffff" style:font-name-asian="Calibri2" style:font-size-asian="11pt" style:font-name-complex="Calibri2" style:font-size-complex="11pt"/>
    </style:style>
    <style:style style:name="P43"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0" style:font-name="Courier New1" fo:font-size="10pt" fo:letter-spacing="normal" fo:background-color="#ffffff" style:font-name-asian="Consolas1" style:font-size-asian="10pt" style:font-name-complex="Consolas1"/>
    </style:style>
    <style:style style:name="P44"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a" style:font-name="Courier New" fo:font-size="10pt" fo:letter-spacing="normal" fo:background-color="#ffffff" style:font-name-asian="Courier New2" style:font-size-asian="10pt" style:font-name-complex="Courier New2"/>
    </style:style>
    <style:style style:name="P45" style:family="paragraph" style:parent-style-name="Standard">
      <style:paragraph-properties fo:margin-left="0in" fo:margin-right="0in" fo:margin-top="0in" fo:margin-bottom="0in" fo:line-height="100%" fo:text-align="start" style:justify-single-word="false" fo:text-indent="0in" style:auto-text-indent="false"/>
      <style:text-properties fo:color="#00000a" style:font-name="Courier New" fo:font-size="10pt" fo:letter-spacing="normal" fo:background-color="#ffffff" style:font-name-asian="Courier New2" style:font-size-asian="10pt" style:font-name-complex="Courier New2" style:font-size-complex="10pt"/>
    </style:style>
    <style:style style:name="P46"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a" style:font-name="Courier New" fo:font-size="10pt" fo:letter-spacing="normal" style:text-underline-style="none" fo:background-color="#ffffff" style:font-name-asian="Courier New2" style:font-size-asian="10pt" style:font-name-complex="Courier New2"/>
    </style:style>
    <style:style style:name="P47" style:family="paragraph" style:parent-style-name="Standard">
      <style:paragraph-properties fo:margin-left="0in" fo:margin-right="0in" fo:margin-top="0in" fo:margin-bottom="0in" fo:line-height="150%" fo:text-align="start" style:justify-single-word="false" fo:text-indent="0in" style:auto-text-indent="false"/>
      <style:text-properties fo:color="#00000a" style:font-name="Calibri" fo:font-size="11pt" fo:letter-spacing="normal" fo:background-color="#ffffff" style:font-name-asian="Calibri2" style:font-size-asian="11pt" style:font-name-complex="Calibri2"/>
    </style:style>
    <style:style style:name="P48" style:family="paragraph" style:parent-style-name="Standard">
      <style:paragraph-properties fo:margin-left="0in" fo:margin-right="0in" fo:margin-top="0in" fo:margin-bottom="0in" fo:line-height="100%" fo:text-align="start" style:justify-single-word="false" fo:text-indent="0in" style:auto-text-indent="false"/>
    </style:style>
    <style:style style:name="P49" style:family="paragraph" style:parent-style-name="Standard">
      <style:paragraph-properties fo:margin-left="0in" fo:margin-right="0in" fo:margin-top="0in" fo:margin-bottom="0in" fo:line-height="100%" fo:text-align="start" style:justify-single-word="false" fo:text-indent="0in" style:auto-text-indent="false"/>
      <style:text-properties fo:font-size="10pt" style:font-size-asian="10pt" style:font-size-complex="10pt"/>
    </style:style>
    <style:style style:name="P50" style:family="paragraph" style:parent-style-name="Standard">
      <style:paragraph-properties fo:margin-left="0in" fo:margin-right="0in" fo:margin-top="0in" fo:margin-bottom="0in" fo:line-height="0.1665in" fo:text-align="start" style:justify-single-word="false" fo:text-indent="0in" style:auto-text-indent="false"/>
    </style:style>
    <style:style style:name="P51" style:family="paragraph" style:parent-style-name="Standard" style:list-style-name="L8">
      <style:paragraph-properties fo:margin-left="0in" fo:margin-right="0in" fo:margin-top="0in" fo:margin-bottom="0in" fo:line-height="0.1665in" fo:text-align="start" style:justify-single-word="false" fo:text-indent="0in" style:auto-text-indent="false">
        <style:tab-stops>
          <style:tab-stop style:position="0.302in"/>
        </style:tab-stops>
      </style:paragraph-properties>
    </style:style>
    <style:style style:name="P52" style:family="paragraph" style:parent-style-name="Standard" style:list-style-name="L7">
      <style:paragraph-properties fo:margin-left="0in" fo:margin-right="0in" fo:margin-top="0in" fo:margin-bottom="0in" fo:line-height="0.1665in" fo:text-align="start" style:justify-single-word="false" fo:text-indent="0in" style:auto-text-indent="false">
        <style:tab-stops>
          <style:tab-stop style:position="0.302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3" style:family="paragraph" style:parent-style-name="Standard" style:list-style-name="WWNum94">
      <style:paragraph-properties fo:margin-left="0in" fo:margin-right="0in" fo:margin-top="0in" fo:margin-bottom="0in" fo:line-height="0.1665in" fo:text-align="start" style:justify-single-word="false" fo:text-indent="0in" style:auto-text-indent="false">
        <style:tab-stops>
          <style:tab-stop style:position="0.3126in"/>
        </style:tab-stops>
      </style:paragraph-properties>
    </style:style>
    <style:style style:name="P54" style:family="paragraph" style:parent-style-name="Standard" style:list-style-name="WWNum94">
      <style:paragraph-properties fo:margin-left="0in" fo:margin-right="0in" fo:margin-top="0in" fo:margin-bottom="0in" fo:line-height="0.1665in" fo:text-align="start" style:justify-single-word="false" fo:text-indent="0in" style:auto-text-indent="false">
        <style:tab-stops>
          <style:tab-stop style:position="0.3126in"/>
        </style:tab-stops>
      </style:paragraph-properties>
    </style:style>
    <style:style style:name="P55" style:family="paragraph" style:parent-style-name="Standard">
      <style:paragraph-properties fo:margin-left="0in" fo:margin-right="0in" fo:margin-top="0in" fo:margin-bottom="0in" fo:line-height="150%" fo:text-align="start" style:justify-single-word="false" fo:text-indent="0in" style:auto-text-indent="false"/>
    </style:style>
    <style:style style:name="P56" style:family="paragraph" style:parent-style-name="Standard" style:list-style-name="WWNum2">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style>
    <style:style style:name="P57" style:family="paragraph" style:parent-style-name="Standard" style:list-style-name="WWNum6">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style>
    <style:style style:name="P58" style:family="paragraph" style:parent-style-name="Standard" style:list-style-name="WWNum102">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style>
    <style:style style:name="P59" style:family="paragraph" style:parent-style-name="Standard">
      <style:paragraph-properties fo:margin-left="0in" fo:margin-right="0in" fo:margin-top="0in" fo:margin-bottom="0in" fo:line-height="150%"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0" style:family="paragraph" style:parent-style-name="Standard" style:list-style-name="L3">
      <style:paragraph-properties fo:margin-left="0in" fo:margin-right="0in" fo:margin-top="0in" fo:margin-bottom="0in" fo:line-height="150%" fo:text-align="start" style:justify-single-word="false" style:register-true="true" fo:text-indent="0in" style:auto-text-indent="false">
        <style:tab-stops>
          <style:tab-stop style:position="0.302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1" style:family="paragraph" style:parent-style-name="Standard" style:list-style-name="WWNum33">
      <style:paragraph-properties fo:margin-left="0in" fo:margin-right="0in" fo:margin-top="0in" fo:margin-bottom="0in" fo:line-height="150%" fo:text-align="start" style:justify-single-word="false" fo:text-indent="0in" style:auto-text-indent="false">
        <style:tab-stops>
          <style:tab-stop style:position="0.302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2" style:family="paragraph" style:parent-style-name="Standard" style:list-style-name="WWNum57">
      <style:paragraph-properties fo:margin-left="0in" fo:margin-right="0in" fo:margin-top="0in" fo:margin-bottom="0in" fo:line-height="150%" fo:text-align="start" style:justify-single-word="false" fo:text-indent="0in" style:auto-text-indent="false">
        <style:tab-stops>
          <style:tab-stop style:position="0.302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3" style:family="paragraph" style:parent-style-name="Standard" style:list-style-name="WWNum59">
      <style:paragraph-properties fo:margin-left="0in" fo:margin-right="0in" fo:margin-top="0in" fo:margin-bottom="0in" fo:line-height="150%" fo:text-align="start" style:justify-single-word="false" fo:text-indent="0in" style:auto-text-indent="false">
        <style:tab-stops>
          <style:tab-stop style:position="0.302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4" style:family="paragraph" style:parent-style-name="Standard" style:list-style-name="WWNum104">
      <style:paragraph-properties fo:margin-left="0in" fo:margin-right="0in" fo:margin-top="0in" fo:margin-bottom="0in" fo:line-height="150%" fo:text-align="start" style:justify-single-word="false" fo:text-indent="0in" style:auto-text-indent="false">
        <style:tab-stops>
          <style:tab-stop style:position="0.302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5" style:family="paragraph" style:parent-style-name="Standard" style:list-style-name="L5">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style>
    <style:style style:name="P66" style:family="paragraph" style:parent-style-name="Standard" style:list-style-name="WWNum67">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style>
    <style:style style:name="P67" style:family="paragraph" style:parent-style-name="Standard" style:list-style-name="WWNum73">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style>
    <style:style style:name="P68" style:family="paragraph" style:parent-style-name="Standard" style:list-style-name="WWNum9">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style:font-name="Calibri1"/>
    </style:style>
    <style:style style:name="P69" style:family="paragraph" style:parent-style-name="Standard" style:list-style-name="L9">
      <style:paragraph-properties fo:margin-left="0in" fo:margin-right="0in" fo:margin-top="0in" fo:margin-bottom="0in" fo:line-height="0.1665in" fo:text-align="start" style:justify-single-word="false" fo:text-indent="0in" style:auto-text-indent="false">
        <style:tab-stops>
          <style:tab-stop style:position="0.302in"/>
        </style:tab-stops>
      </style:paragraph-properties>
      <style:text-properties style:font-name="Calibri1" fo:font-size="11pt" style:font-size-asian="11pt" style:font-size-complex="11pt"/>
    </style:style>
    <style:style style:name="P70" style:family="paragraph" style:parent-style-name="Standard" style:list-style-name="WWNum55">
      <style:paragraph-properties fo:margin-left="0in" fo:margin-right="0in" fo:margin-top="0in" fo:margin-bottom="0in" fo:line-height="0.1665in"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11pt" style:font-size-asian="11pt" style:font-size-complex="11pt"/>
    </style:style>
    <style:style style:name="P71" style:family="paragraph" style:parent-style-name="Standard" style:list-style-name="WWNum92">
      <style:paragraph-properties fo:margin-left="0in" fo:margin-right="0in" fo:margin-top="0in" fo:margin-bottom="0in" fo:line-height="0.1665in" fo:text-align="start" style:justify-single-word="false" fo:text-indent="0in" style:auto-text-indent="false">
        <style:tab-stops>
          <style:tab-stop style:position="0.302in"/>
        </style:tab-stops>
      </style:paragraph-properties>
      <style:text-properties fo:font-size="11pt" style:font-size-asian="11pt" style:font-size-complex="11pt"/>
    </style:style>
    <style:style style:name="P72" style:family="paragraph" style:parent-style-name="Standard" style:list-style-name="WWNum98">
      <style:paragraph-properties fo:margin-left="0in" fo:margin-right="0in" fo:margin-top="0in" fo:margin-bottom="0in" fo:line-height="0.1665in" fo:text-align="start" style:justify-single-word="false" fo:text-indent="0in" style:auto-text-indent="false">
        <style:tab-stops>
          <style:tab-stop style:position="0.302in"/>
        </style:tab-stops>
      </style:paragraph-properties>
      <style:text-properties fo:font-size="11pt" style:font-size-asian="11pt" style:font-size-complex="11pt"/>
    </style:style>
    <style:style style:name="P73" style:family="paragraph" style:parent-style-name="Standard" style:list-style-name="WWNum94">
      <style:paragraph-properties fo:margin-left="0in" fo:margin-right="0in" fo:margin-top="0in" fo:margin-bottom="0in" fo:line-height="0.1665in" fo:text-align="start" style:justify-single-word="false" fo:text-indent="0in" style:auto-text-indent="false">
        <style:tab-stops>
          <style:tab-stop style:position="0.3126in"/>
        </style:tab-stops>
      </style:paragraph-properties>
      <style:text-properties fo:font-size="11pt" style:font-size-asian="11pt" style:font-size-complex="11pt"/>
    </style:style>
    <style:style style:name="P74" style:family="paragraph" style:parent-style-name="Standard" style:list-style-name="WWNum65">
      <style:paragraph-properties fo:margin-left="0in" fo:margin-right="0in" fo:margin-top="0in" fo:margin-bottom="0in" fo:line-height="150%" fo:text-align="start" style:justify-single-word="false" fo:text-indent="0in" style:auto-text-indent="false">
        <style:tab-stops>
          <style:tab-stop style:position="0.302in"/>
        </style:tab-stops>
      </style:paragraph-properties>
      <style:text-properties fo:font-size="11pt" style:font-size-asian="11pt" style:font-size-complex="11pt"/>
    </style:style>
    <style:style style:name="P75" style:family="paragraph" style:parent-style-name="Standard" style:list-style-name="WWNum86">
      <style:paragraph-properties fo:margin-left="0in" fo:margin-right="0in" fo:margin-top="0in" fo:margin-bottom="0in" fo:line-height="150%" fo:text-align="start" style:justify-single-word="false" fo:text-indent="0in" style:auto-text-indent="false"/>
      <style:text-properties fo:font-size="11pt" style:font-size-asian="11pt"/>
    </style:style>
    <style:style style:name="P76" style:family="paragraph" style:parent-style-name="Standard">
      <style:paragraph-properties fo:margin-left="0in" fo:margin-right="0in" fo:margin-top="0in" fo:margin-bottom="0in" fo:line-height="0.1665in" fo:text-align="start" style:justify-single-word="false" fo:text-indent="0in" style:auto-text-indent="false"/>
      <style:text-properties style:text-underline-style="none"/>
    </style:style>
    <style:style style:name="P77" style:family="paragraph" style:parent-style-name="Standard">
      <style:paragraph-properties fo:margin-left="0in" fo:margin-right="0in" fo:margin-top="0in" fo:margin-bottom="0in" fo:line-height="0.1665in" fo:text-align="start" style:justify-single-word="false" fo:text-indent="0in" style:auto-text-indent="false"/>
      <style:text-properties style:text-underline-style="none" fo:background-color="#ffffff"/>
    </style:style>
    <style:style style:name="P78" style:family="paragraph" style:parent-style-name="Standard">
      <style:paragraph-properties fo:margin-left="0in" fo:margin-right="0in" fo:margin-top="0in" fo:margin-bottom="0in" fo:line-height="0.1665in" fo:text-align="start" style:justify-single-word="false" fo:text-indent="0in" style:auto-text-indent="false"/>
      <style:text-properties fo:color="#3f7f5f" style:font-name="Courier New" fo:font-size="10pt" fo:letter-spacing="normal" style:text-underline-style="none" fo:background-color="#ffffff" style:font-name-asian="Courier New2" style:font-size-asian="10pt" style:font-name-complex="Courier New2"/>
    </style:style>
    <style:style style:name="P79" style:family="paragraph" style:parent-style-name="Standard" style:list-style-name="WWNum2" style:master-page-name="">
      <style:paragraph-properties fo:margin-left="0in" fo:margin-right="0in" fo:margin-top="0in" fo:margin-bottom="0in" fo:line-height="150%" fo:text-align="start" style:justify-single-word="false" fo:text-indent="0in" style:auto-text-indent="false" style:page-number="auto">
        <style:tab-stops>
          <style:tab-stop style:position="0.302in"/>
        </style:tab-stops>
      </style:paragraph-properties>
      <style:text-properties fo:color="#00000a" style:font-name="Calibri" fo:font-size="11pt" fo:letter-spacing="normal" fo:background-color="#ffffff" style:font-name-asian="Calibri2" style:font-size-asian="11pt" style:font-name-complex="Calibri2"/>
    </style:style>
    <style:style style:name="P80" style:family="paragraph" style:parent-style-name="Standard" style:master-page-name="">
      <style:paragraph-properties fo:margin-left="0in" fo:margin-right="0in" fo:margin-top="0in" fo:margin-bottom="0in" fo:line-height="0.1665in" fo:text-align="start" style:justify-single-word="false" fo:text-indent="0in" style:auto-text-indent="false" style:page-number="auto"/>
    </style:style>
    <style:style style:name="P81" style:family="paragraph" style:parent-style-name="Standard" style:master-page-name="">
      <style:paragraph-properties fo:margin-left="0in" fo:margin-right="0in" fo:margin-top="0in" fo:margin-bottom="0in" fo:line-height="0.1665in" fo:text-align="start" style:justify-single-word="false" fo:text-indent="0in" style:auto-text-indent="false" style:page-number="auto"/>
      <style:text-properties style:text-underline-style="none"/>
    </style:style>
    <style:style style:name="P82" style:family="paragraph" style:parent-style-name="Standard" style:master-page-name="">
      <style:paragraph-properties fo:margin-left="0in" fo:margin-right="0in" fo:margin-top="0in" fo:margin-bottom="0in" fo:line-height="0.1665in" fo:text-align="start" style:justify-single-word="false" fo:text-indent="0in" style:auto-text-indent="false" style:page-number="auto"/>
      <style:text-properties style:text-underline-style="none" fo:background-color="#ffffff"/>
    </style:style>
    <style:style style:name="P83" style:family="paragraph" style:parent-style-name="Standard" style:master-page-name="">
      <style:paragraph-properties fo:margin-left="0in" fo:margin-right="0in" fo:margin-top="0in" fo:margin-bottom="0in" fo:line-height="0.1665in" fo:text-align="start" style:justify-single-word="false" fo:text-indent="0in" style:auto-text-indent="false" style:page-number="auto"/>
      <style:text-properties style:text-underline-style="none" fo:background-color="#ffffff"/>
    </style:style>
    <style:style style:name="P84" style:family="paragraph" style:parent-style-name="Standard" style:master-page-name="">
      <style:paragraph-properties fo:margin-left="0in" fo:margin-right="0in" fo:margin-top="0in" fo:margin-bottom="0in" fo:line-height="0.1665in" fo:text-align="start" style:justify-single-word="false" fo:text-indent="0in" style:auto-text-indent="false" style:page-number="auto"/>
    </style:style>
    <style:style style:name="P85" style:family="paragraph" style:parent-style-name="Standard" style:master-page-name="">
      <style:paragraph-properties fo:margin-left="0in" fo:margin-right="0in" fo:margin-top="0in" fo:margin-bottom="0in" fo:line-height="0.1665in" fo:text-align="start" style:justify-single-word="false" fo:text-indent="0in" style:auto-text-indent="false" style:page-number="auto"/>
    </style:style>
    <style:style style:name="P86" style:family="paragraph" style:parent-style-name="Standard" style:master-page-name="">
      <style:paragraph-properties fo:margin-left="0in" fo:margin-right="0in" fo:margin-top="0in" fo:margin-bottom="0in" fo:line-height="0.1665in" fo:text-align="start" style:justify-single-word="false" fo:text-indent="0in" style:auto-text-indent="false" style:page-number="auto"/>
      <style:text-properties fo:color="#000000" style:font-name="Courier New" fo:font-size="10pt" fo:letter-spacing="normal" fo:background-color="#ffffff" style:font-name-asian="Courier New2" style:font-size-asian="10pt" style:font-name-complex="Courier New2"/>
    </style:style>
    <style:style style:name="P87" style:family="paragraph" style:parent-style-name="Standard" style:master-page-name="">
      <style:paragraph-properties fo:margin-left="0in" fo:margin-right="0in" fo:margin-top="0in" fo:margin-bottom="0in" fo:line-height="0.1665in" fo:text-align="start" style:justify-single-word="false" fo:text-indent="0in" style:auto-text-indent="false" style:page-number="auto"/>
      <style:text-properties fo:color="#000000" style:font-name="Courier New" fo:font-size="10pt" fo:letter-spacing="normal" fo:background-color="#ffffff" style:font-name-asian="Courier New2" style:font-size-asian="10pt" style:font-name-complex="Courier New2"/>
    </style:style>
    <style:style style:name="P88" style:family="paragraph" style:parent-style-name="Standard" style:master-page-name="">
      <style:paragraph-properties fo:margin-left="0in" fo:margin-right="0in" fo:margin-top="0in" fo:margin-bottom="0in" fo:line-height="0.1665in" fo:text-align="start" style:justify-single-word="false" fo:text-indent="0in" style:auto-text-indent="false" style:page-number="auto"/>
      <style:text-properties style:text-underline-style="none" fo:background-color="#ffffff"/>
    </style:style>
    <style:style style:name="P89" style:family="paragraph" style:parent-style-name="Standard">
      <style:paragraph-properties fo:margin-left="0in" fo:margin-right="0in" fo:margin-top="0in" fo:margin-bottom="0.0693in" fo:line-height="0.1665in" fo:text-align="start" style:justify-single-word="false" fo:text-indent="0in" style:auto-text-indent="false"/>
      <style:text-properties fo:color="#000000" style:font-name="Courier New" fo:font-size="10pt" fo:letter-spacing="normal" fo:background-color="#ffffff" style:font-name-asian="Courier New2" style:font-size-asian="10pt" style:font-name-complex="Courier New2"/>
    </style:style>
    <style:style style:name="P90" style:family="paragraph" style:parent-style-name="Standard">
      <style:paragraph-properties fo:margin-left="0in" fo:margin-right="0in" fo:margin-top="0in" fo:margin-bottom="0.0693in" fo:line-height="0.1665in" fo:text-align="start" style:justify-single-word="false" fo:text-indent="0in" style:auto-text-indent="false"/>
      <style:text-properties fo:color="#000000" style:font-name="Courier New" fo:font-size="11pt" fo:letter-spacing="normal" fo:background-color="#ffffff" style:font-name-asian="Courier New2" style:font-size-asian="11pt" style:font-name-complex="Courier New2"/>
    </style:style>
    <style:style style:name="P91" style:family="paragraph" style:parent-style-name="Standard">
      <style:paragraph-properties fo:margin-left="0in" fo:margin-right="0in" fo:margin-top="0in" fo:margin-bottom="0.0693in" fo:line-height="0.1665in" fo:text-align="start" style:justify-single-word="false" fo:text-indent="0in" style:auto-text-indent="false"/>
      <style:text-properties fo:color="#000000" style:font-name="Calibri" fo:font-size="11pt" fo:letter-spacing="normal" fo:background-color="#ffffff" style:font-name-asian="Calibri2" style:font-size-asian="11pt" style:font-name-complex="Calibri2"/>
    </style:style>
    <style:style style:name="P92" style:family="paragraph" style:parent-style-name="Standard" style:list-style-name="L6">
      <style:paragraph-properties fo:margin-left="0in" fo:margin-right="0in" fo:margin-top="0in" fo:margin-bottom="0.0693in" fo:line-height="0.1665in" fo:text-align="start" style:justify-single-word="false" fo:text-indent="0in" style:auto-text-indent="false">
        <style:tab-stops>
          <style:tab-stop style:position="0.302in"/>
        </style:tab-stops>
      </style:paragraph-properties>
    </style:style>
    <style:style style:name="P93" style:family="paragraph" style:parent-style-name="Standard" style:list-style-name="WWNum26">
      <style:paragraph-properties fo:margin-left="0in" fo:margin-right="0in" fo:margin-top="0in" fo:margin-bottom="0.0693in" fo:line-height="0.1665in" fo:text-align="start" style:justify-single-word="false" fo:text-indent="0in" style:auto-text-indent="false">
        <style:tab-stops>
          <style:tab-stop style:position="0.302in"/>
        </style:tab-stops>
      </style:paragraph-properties>
    </style:style>
    <style:style style:name="P94" style:family="paragraph" style:parent-style-name="Standard" style:list-style-name="WWNum24">
      <style:paragraph-properties fo:margin-left="0in" fo:margin-right="0in" fo:margin-top="0in" fo:margin-bottom="0.0693in" fo:line-height="0.1665in" fo:text-align="start" style:justify-single-word="false" fo:text-indent="0in" style:auto-text-indent="false">
        <style:tab-stops>
          <style:tab-stop style:position="0.302in"/>
        </style:tab-stops>
      </style:paragraph-properties>
    </style:style>
    <style:style style:name="P95" style:family="paragraph" style:parent-style-name="Standard" style:list-style-name="WWNum33">
      <style:paragraph-properties fo:margin-left="0in" fo:margin-right="0in" fo:margin-top="0in" fo:margin-bottom="0.0693in" fo:line-height="0.1665in" fo:text-align="start" style:justify-single-word="false" fo:text-indent="0in" style:auto-text-indent="false">
        <style:tab-stops>
          <style:tab-stop style:position="0.302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6" style:family="paragraph" style:parent-style-name="Standard">
      <style:paragraph-properties fo:margin-left="0in" fo:margin-right="0in" fo:margin-top="0.0693in" fo:margin-bottom="0.0693in" fo:line-height="150%" fo:text-align="start" style:justify-single-word="false" fo:text-indent="0in" style:auto-text-indent="false"/>
      <style:text-properties fo:color="#000000" style:font-name="Calibri" fo:font-size="11pt" fo:letter-spacing="normal" fo:background-color="#ffffff" style:font-name-asian="Calibri2" style:font-size-asian="11pt" style:font-name-complex="Calibri2"/>
    </style:style>
    <style:style style:name="P97" style:family="paragraph" style:parent-style-name="Standard">
      <style:paragraph-properties fo:margin-left="0in" fo:margin-right="0in" fo:margin-top="0.0693in" fo:margin-bottom="0.0693in" fo:line-height="0.1665in" fo:text-align="start" style:justify-single-word="false" fo:text-indent="0in" style:auto-text-indent="false"/>
      <style:text-properties fo:color="#000000" style:font-name="Times New Roman" fo:font-size="11pt" fo:letter-spacing="normal" fo:background-color="#ffffff" style:font-name-asian="Times New Roman1" style:font-size-asian="11pt" style:font-name-complex="Times New Roman1"/>
    </style:style>
    <style:style style:name="P98" style:family="paragraph" style:parent-style-name="Standard" style:list-style-name="L4">
      <style:paragraph-properties fo:margin-left="0in" fo:margin-right="0in" fo:margin-top="0.0693in" fo:margin-bottom="0.0693in" fo:line-height="0.1665in" fo:text-align="start" style:justify-single-word="false" fo:text-indent="0in" style:auto-text-indent="false">
        <style:tab-stops>
          <style:tab-stop style:position="0.302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9" style:family="paragraph" style:parent-style-name="Standard" style:list-style-name="WWNum22">
      <style:paragraph-properties fo:margin-left="0in" fo:margin-right="0in" fo:margin-top="0.0693in" fo:margin-bottom="0.0693in" fo:line-height="0.1665in" fo:text-align="start" style:justify-single-word="false" fo:text-indent="0in" style:auto-text-indent="false">
        <style:tab-stops>
          <style:tab-stop style:position="0.302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0" style:family="paragraph" style:parent-style-name="Standard" style:list-style-name="WWNum41">
      <style:paragraph-properties fo:margin-left="0in" fo:margin-right="0in" fo:margin-top="0.0693in" fo:margin-bottom="0.0693in" fo:line-height="0.1665in" fo:text-align="start" style:justify-single-word="false" fo:text-indent="0in" style:auto-text-indent="false">
        <style:tab-stops>
          <style:tab-stop style:position="0.302in"/>
        </style:tab-stops>
      </style:paragraph-properties>
    </style:style>
    <style:style style:name="P101" style:family="paragraph" style:parent-style-name="Standard" style:list-style-name="WWNum46">
      <style:paragraph-properties fo:margin-left="0in" fo:margin-right="0in" fo:margin-top="0.0693in" fo:margin-bottom="0.0693in" fo:line-height="0.1665in" fo:text-align="start" style:justify-single-word="false" fo:text-indent="0in" style:auto-text-indent="false">
        <style:tab-stops>
          <style:tab-stop style:position="0.302in"/>
        </style:tab-stops>
      </style:paragraph-properties>
    </style:style>
    <style:style style:name="P102" style:family="paragraph" style:parent-style-name="Standard" style:list-style-name="WWNum31">
      <style:paragraph-properties fo:margin-left="0.25in" fo:margin-right="0in" fo:margin-top="0in" fo:margin-bottom="0.0693in" fo:line-height="0.1665in" fo:text-align="start" style:justify-single-word="false" fo:text-indent="-0.25in" style:auto-text-indent="false"/>
      <style:text-properties fo:color="#000000" style:font-name="Calibri" fo:font-size="11pt" fo:letter-spacing="normal" style:text-underline-style="solid" style:text-underline-width="auto" style:text-underline-color="font-color" fo:background-color="#ffffff" style:font-name-asian="Calibri2" style:font-size-asian="11pt" style:font-name-complex="Calibri2"/>
    </style:style>
    <style:style style:name="P103" style:family="paragraph" style:parent-style-name="Standard">
      <style:paragraph-properties fo:margin-left="0.5in" fo:margin-right="0in" fo:margin-top="0in" fo:margin-bottom="0in" fo:line-height="0.1665in" fo:text-align="start" style:justify-single-word="false" fo:text-indent="0in" style:auto-text-indent="false"/>
      <style:text-properties fo:color="#000000" style:font-name="Courier New" fo:font-size="10pt" fo:letter-spacing="normal" fo:background-color="#ffffff" style:font-name-asian="Courier New2" style:font-size-asian="10pt" style:font-name-complex="Courier New2"/>
    </style:style>
    <style:style style:name="P104" style:family="paragraph" style:parent-style-name="Standard">
      <style:paragraph-properties fo:margin-left="0.5in" fo:margin-right="0in" fo:margin-top="0in" fo:margin-bottom="0in" fo:line-height="0.1665in"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0pt" fo:letter-spacing="normal" fo:background-color="#ffffff" style:font-name-asian="Courier New2" style:font-size-asian="10pt" style:font-name-complex="Courier New2"/>
    </style:style>
    <style:style style:name="P105" style:family="paragraph" style:parent-style-name="Standard">
      <style:paragraph-properties fo:margin-left="0.5in" fo:margin-right="0in" fo:margin-top="0in" fo:margin-bottom="0in" fo:line-height="0.1665in" fo:text-align="start" style:justify-single-word="false" fo:text-indent="0in" style:auto-text-indent="false"/>
      <style:text-properties fo:color="#000000" style:font-name="Courier New" fo:font-size="10pt" fo:letter-spacing="normal" style:text-underline-style="none" fo:background-color="#ffffff" style:font-name-asian="Courier New2" style:font-size-asian="10pt" style:font-name-complex="Courier New2"/>
    </style:style>
    <style:style style:name="P106" style:family="paragraph" style:parent-style-name="Standard">
      <style:paragraph-properties fo:margin-left="0.5in" fo:margin-right="0in" fo:margin-top="0in" fo:margin-bottom="0in" fo:line-height="150%"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alibri" fo:font-size="11pt" fo:letter-spacing="normal" fo:background-color="#ffffff" style:font-name-asian="Calibri2" style:font-size-asian="11pt" style:font-name-complex="Calibri2" style:font-size-complex="11pt"/>
    </style:style>
    <style:style style:name="P107" style:family="paragraph" style:parent-style-name="Standard">
      <style:paragraph-properties fo:margin-left="0.5in" fo:margin-right="0in" fo:margin-top="0in" fo:margin-bottom="0in" fo:line-height="0.1665in" fo:text-align="start" style:justify-single-word="false" fo:text-indent="0in" style:auto-text-indent="false"/>
      <style:text-properties fo:color="#00000a" style:font-name="Courier New" fo:font-size="10pt" fo:letter-spacing="normal" style:text-underline-style="none" fo:background-color="#ffffff" style:font-name-asian="Courier New2" style:font-size-asian="10pt" style:font-name-complex="Courier New2"/>
    </style:style>
    <style:style style:name="P108" style:family="paragraph" style:parent-style-name="Standard">
      <style:paragraph-properties fo:margin-left="0.5in" fo:margin-right="0in" fo:margin-top="0in" fo:margin-bottom="0in" fo:line-height="0.1665in" fo:text-align="start" style:justify-single-word="false" fo:text-indent="0in" style:auto-text-indent="false"/>
      <style:text-properties style:text-underline-style="none"/>
    </style:style>
    <style:style style:name="P109" style:family="paragraph" style:parent-style-name="Standard">
      <style:paragraph-properties fo:margin-left="0.25in" fo:margin-right="0in" fo:margin-top="0in" fo:margin-bottom="0in" fo:line-height="0.1665in"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0pt" fo:letter-spacing="normal" fo:background-color="#ffffff" style:font-name-asian="Courier New2" style:font-size-asian="10pt" style:font-name-complex="Courier New2"/>
    </style:style>
    <style:style style:name="P110" style:family="paragraph" style:parent-style-name="Standard">
      <style:paragraph-properties fo:margin-left="0.25in" fo:margin-right="0in" fo:margin-top="0in" fo:margin-bottom="0in" fo:line-height="0.1665in"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alibri" fo:font-size="11pt" fo:letter-spacing="normal" style:text-underline-style="solid" style:text-underline-width="auto" style:text-underline-color="font-color" fo:background-color="#ffffff" style:font-name-asian="Calibri2" style:font-size-asian="11pt" style:font-name-complex="Calibri2" style:font-size-complex="11pt"/>
    </style:style>
    <style:style style:name="P111" style:family="paragraph" style:parent-style-name="Standard">
      <style:paragraph-properties fo:margin-left="0.25in" fo:margin-right="0in" fo:margin-top="0in" fo:margin-bottom="0in" fo:line-height="0.1665in" fo:text-align="start" style:justify-single-word="false" fo:text-indent="0in" style:auto-text-indent="false"/>
      <style:text-properties fo:color="#000000" style:font-name="Calibri" fo:font-size="10pt" fo:letter-spacing="normal" fo:background-color="#ffffff" style:font-name-asian="Calibri2" style:font-size-asian="10pt" style:font-name-complex="Calibri2"/>
    </style:style>
    <style:style style:name="P112" style:family="paragraph" style:parent-style-name="Standard">
      <style:paragraph-properties fo:margin-left="0.75in" fo:margin-right="0in" fo:margin-top="0in" fo:margin-bottom="0in" fo:line-height="0.1665in" fo:text-align="start" style:justify-single-word="false" fo:text-indent="0in" style:auto-text-indent="false"/>
      <style:text-properties fo:color="#00000a" style:font-name="Courier New" fo:font-size="10pt" fo:letter-spacing="normal" style:text-underline-style="none" fo:background-color="#ffffff" style:font-name-asian="Courier New2" style:font-size-asian="10pt" style:font-name-complex="Courier New2"/>
    </style:style>
    <style:style style:name="P113" style:family="paragraph" style:parent-style-name="Standard">
      <style:paragraph-properties fo:margin-left="0.75in" fo:margin-right="0in" fo:margin-top="0in" fo:margin-bottom="0in" fo:line-height="0.1665in"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4" style:family="paragraph" style:parent-style-name="Standard" style:list-style-name="WWNum2" style:master-page-name="">
      <style:paragraph-properties fo:margin-left="0.0102in" fo:margin-right="0in" fo:margin-top="0in" fo:margin-bottom="0in" fo:line-height="150%" fo:text-align="start" style:justify-single-word="false" fo:text-indent="0in" style:auto-text-indent="false" style:page-number="auto">
        <style:tab-stops>
          <style:tab-stop style:position="0.2917in"/>
        </style:tab-stops>
      </style:paragraph-properties>
      <style:text-properties fo:color="#00000a" style:font-name="Calibri" fo:font-size="11pt" fo:letter-spacing="normal" fo:background-color="#ffffff" style:font-name-asian="Calibri2" style:font-size-asian="11pt" style:font-name-complex="Calibri2"/>
    </style:style>
    <style:style style:name="P115" style:family="paragraph" style:parent-style-name="Standard">
      <style:paragraph-properties fo:margin-left="0.0102in" fo:margin-right="0in" fo:margin-top="0in" fo:margin-bottom="0in" fo:line-height="0.1665in" fo:text-align="start" style:justify-single-word="false" fo:text-indent="0in" style:auto-text-indent="false"/>
      <style:text-properties fo:color="#00000a" style:font-name="Courier New1" fo:font-size="10pt" fo:letter-spacing="normal" fo:background-color="#ffffff" style:font-name-asian="Consolas1" style:font-size-asian="10pt" style:font-name-complex="Consolas1"/>
    </style:style>
    <style:style style:name="P116" style:family="paragraph" style:parent-style-name="Standard">
      <style:paragraph-properties fo:margin-left="0.0102in" fo:margin-right="0in" fo:margin-top="0in" fo:margin-bottom="0in" fo:line-height="0.1665in" fo:text-align="start" style:justify-single-word="false" fo:text-indent="0in" style:auto-text-indent="false"/>
      <style:text-properties fo:color="#00000a" style:font-name="Courier New" fo:font-size="10pt" fo:letter-spacing="normal" fo:background-color="#ffffff" style:font-name-asian="Courier New2" style:font-size-asian="10pt" style:font-name-complex="Courier New2"/>
    </style:style>
    <style:style style:name="P117" style:family="paragraph" style:parent-style-name="Standard">
      <style:paragraph-properties fo:margin-left="0.0102in" fo:margin-right="0in" fo:margin-top="0in" fo:margin-bottom="0in" fo:line-height="0.1665in" fo:text-align="start" style:justify-single-word="false" fo:text-indent="0in" style:auto-text-indent="false"/>
    </style:style>
    <style:style style:name="P118" style:family="paragraph" style:parent-style-name="Standard">
      <style:paragraph-properties fo:margin-left="0.0102in" fo:margin-right="0in" fo:margin-top="0in" fo:margin-bottom="0in" fo:line-height="0.1665in" fo:text-align="start" style:justify-single-word="false" fo:text-indent="0in" style:auto-text-indent="false"/>
      <style:text-properties fo:color="#000000" style:font-name="Courier New1" fo:font-size="10pt" fo:letter-spacing="normal" fo:background-color="#ffffff" style:font-name-asian="Consolas1" style:font-size-asian="10pt" style:font-name-complex="Consolas1"/>
    </style:style>
    <style:style style:name="P119" style:family="paragraph" style:parent-style-name="Standard">
      <style:paragraph-properties fo:margin-left="0.0102in" fo:margin-right="0in" fo:margin-top="0in" fo:margin-bottom="0in" fo:line-height="0.1665in" fo:text-align="start" style:justify-single-word="false" fo:text-indent="0in" style:auto-text-indent="false"/>
      <style:text-properties fo:color="#000000" style:font-name="Courier New" fo:font-size="10pt" fo:letter-spacing="normal" fo:background-color="#ffffff" style:font-name-asian="Courier New2" style:font-size-asian="10pt" style:font-name-complex="Courier New2"/>
    </style:style>
    <style:style style:name="P120" style:family="paragraph" style:parent-style-name="Standard">
      <style:paragraph-properties fo:margin-left="0.0102in" fo:margin-right="0in" fo:margin-top="0in" fo:margin-bottom="0in" fo:line-height="0.1665in" fo:text-align="start" style:justify-single-word="false" fo:text-indent="0in" style:auto-text-indent="false"/>
      <style:text-properties style:font-name="Courier New1"/>
    </style:style>
    <style:style style:name="P121" style:family="paragraph" style:parent-style-name="Standard" style:master-page-name="">
      <style:paragraph-properties fo:margin-left="0.0102in" fo:margin-right="0in" fo:margin-top="0in" fo:margin-bottom="0in" fo:line-height="0.1665in" fo:text-align="start" style:justify-single-word="false" fo:text-indent="0in" style:auto-text-indent="false" style:page-number="auto"/>
      <style:text-properties style:font-name="Courier New1"/>
    </style:style>
    <style:style style:name="P122" style:family="paragraph" style:parent-style-name="Standard" style:master-page-name="">
      <style:paragraph-properties fo:margin-left="0.0102in" fo:margin-right="0in" fo:margin-top="0in" fo:margin-bottom="0in" fo:line-height="0.1665in" fo:text-align="start" style:justify-single-word="false" fo:text-indent="0in" style:auto-text-indent="false" style:page-number="auto"/>
    </style:style>
    <style:style style:name="P123" style:family="paragraph" style:parent-style-name="Standard">
      <style:paragraph-properties fo:margin-left="0in" fo:margin-right="0.25in" fo:margin-top="0in" fo:margin-bottom="0in" fo:line-height="0.1665in"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0pt" fo:letter-spacing="normal" fo:background-color="#ffffff" style:font-name-asian="Courier New2" style:font-size-asian="10pt" style:font-name-complex="Courier New2"/>
    </style:style>
    <style:style style:name="P124" style:family="paragraph" style:parent-style-name="Standard">
      <style:paragraph-properties fo:margin-left="0in" fo:margin-right="0.25in" fo:margin-top="0in" fo:margin-bottom="0in" fo:line-height="0.1665in"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5" style:family="paragraph" style:parent-style-name="Standard">
      <style:paragraph-properties fo:margin-left="-0.0102in" fo:margin-right="0in" fo:margin-top="0in" fo:margin-bottom="0in" fo:line-height="0.1665in" fo:text-align="start" style:justify-single-word="false" fo:text-indent="0in" style:auto-text-indent="false"/>
      <style:text-properties fo:color="#00000a" style:font-name="Courier New" fo:font-size="10pt" fo:letter-spacing="normal" style:text-underline-style="none" fo:background-color="#ffffff" style:font-name-asian="Courier New2" style:font-size-asian="10pt" style:font-name-complex="Courier New2"/>
    </style:style>
    <style:style style:name="P126" style:family="paragraph" style:parent-style-name="Standard">
      <style:paragraph-properties fo:margin-left="-0.0102in" fo:margin-right="0in" fo:margin-top="0in" fo:margin-bottom="0in" fo:line-height="0.1665in" fo:text-align="start" style:justify-single-word="false" fo:text-indent="0in" style:auto-text-indent="false"/>
      <style:text-properties fo:color="#000000" style:font-name="Courier New" fo:font-size="10pt" fo:letter-spacing="normal" style:text-underline-style="none" fo:background-color="#ffffff" style:font-name-asian="Courier New2" style:font-size-asian="10pt" style:font-name-complex="Courier New2"/>
    </style:style>
    <style:style style:name="P127" style:family="paragraph" style:parent-style-name="Standard">
      <style:paragraph-properties fo:margin-left="-0.0102in" fo:margin-right="0in" fo:margin-top="0in" fo:margin-bottom="0in" fo:line-height="0.1665in" fo:text-align="start" style:justify-single-word="false" fo:text-indent="0in" style:auto-text-indent="false"/>
      <style:text-properties style:text-underline-style="none" fo:background-color="#ffffff"/>
    </style:style>
    <style:style style:name="P128" style:family="paragraph" style:parent-style-name="Standard" style:master-page-name="">
      <style:paragraph-properties fo:margin-left="-0.0102in" fo:margin-right="0in" fo:margin-top="0in" fo:margin-bottom="0in" fo:line-height="0.1665in" fo:text-align="start" style:justify-single-word="false" fo:text-indent="0in" style:auto-text-indent="false" style:page-number="auto"/>
      <style:text-properties style:text-underline-style="none" fo:background-color="#ffffff"/>
    </style:style>
    <style:style style:name="T1" style:family="text">
      <style:text-properties fo:color="#00000a" style:font-name="Calibri" fo:font-size="11pt" fo:letter-spacing="normal" style:text-underline-style="solid" style:text-underline-width="auto" style:text-underline-color="font-color" fo:background-color="#ffffff" style:font-name-asian="Calibri2" style:font-size-asian="11pt" style:font-name-complex="Calibri2"/>
    </style:style>
    <style:style style:name="T2" style:family="text">
      <style:text-properties fo:color="#00000a" style:font-name="Calibri" fo:font-size="11pt" fo:letter-spacing="normal" style:text-underline-style="solid" style:text-underline-width="auto" style:text-underline-color="font-color" fo:background-color="#ffffff" style:font-name-asian="Calibri2" style:font-size-asian="11pt" style:font-name-complex="Calibri2" style:font-size-complex="11pt"/>
    </style:style>
    <style:style style:name="T3" style:family="text">
      <style:text-properties fo:color="#00000a" style:font-name="Calibri" fo:font-size="11pt" fo:letter-spacing="normal" fo:background-color="#ffffff" style:font-name-asian="Calibri2" style:font-size-asian="11pt" style:font-name-complex="Calibri2"/>
    </style:style>
    <style:style style:name="T4" style:family="text">
      <style:text-properties fo:color="#00000a" style:font-name="Calibri" fo:font-size="11pt" fo:letter-spacing="normal" fo:background-color="#ffffff" style:font-name-asian="Calibri2" style:font-size-asian="11pt" style:font-name-complex="Calibri2" loext:char-shading-value="0"/>
    </style:style>
    <style:style style:name="T5" style:family="text">
      <style:text-properties fo:color="#00000a" style:font-name="Calibri" fo:font-size="11pt" fo:letter-spacing="normal" fo:background-color="#ffffff" style:font-name-asian="Calibri2" style:font-size-asian="11pt" style:font-name-complex="Calibri2" style:font-size-complex="11pt"/>
    </style:style>
    <style:style style:name="T6" style:family="text">
      <style:text-properties fo:color="#00000a" style:font-name="Calibri" fo:font-size="10pt" fo:letter-spacing="normal" fo:background-color="#ffffff" style:font-name-asian="Calibri2" style:font-size-asian="10pt" style:font-name-complex="Calibri2" loext:char-shading-value="0"/>
    </style:style>
    <style:style style:name="T7" style:family="text">
      <style:text-properties fo:color="#00000a" style:font-name="Calibri" fo:font-size="10pt" fo:letter-spacing="normal" fo:background-color="#ffffff" style:font-name-asian="Calibri2" style:font-size-asian="10pt" style:font-name-complex="Calibri2" style:font-size-complex="11pt"/>
    </style:style>
    <style:style style:name="T8" style:family="text">
      <style:text-properties fo:color="#00000a" style:font-name="Calibri" fo:letter-spacing="normal" fo:background-color="#ffffff" style:font-name-asian="Calibri2" style:font-name-complex="Calibri2"/>
    </style:style>
    <style:style style:name="T9" style:family="text">
      <style:text-properties fo:color="#00000a" style:font-name="Calibri" fo:letter-spacing="normal" fo:background-color="#ffffff" style:font-name-asian="Calibri2" style:font-name-complex="Calibri2" loext:char-shading-value="0"/>
    </style:style>
    <style:style style:name="T10" style:family="text">
      <style:text-properties fo:color="#00000a" style:font-name="Calibri" fo:letter-spacing="normal" fo:background-color="#ffffff" style:font-name-asian="Calibri2" style:font-name-complex="Calibri2" style:font-size-complex="11pt"/>
    </style:style>
    <style:style style:name="T11" style:family="text">
      <style:text-properties fo:color="#00000a" style:font-name="Calibri" fo:letter-spacing="normal" style:text-underline-style="solid" style:text-underline-width="auto" style:text-underline-color="font-color" fo:background-color="#ffffff" style:font-name-asian="Calibri2" style:font-name-complex="Calibri2" loext:char-shading-value="0"/>
    </style:style>
    <style:style style:name="T12" style:family="text">
      <style:text-properties fo:color="#00000a" style:font-name="Calibri" fo:letter-spacing="normal" style:text-underline-style="solid" style:text-underline-width="auto" style:text-underline-color="font-color" fo:background-color="#ffffff" style:font-name-asian="Calibri2" style:font-name-complex="Calibri2" style:font-size-complex="11pt"/>
    </style:style>
    <style:style style:name="T13" style:family="text">
      <style:text-properties fo:color="#00000a" style:font-name="Courier New" fo:font-size="11pt" fo:letter-spacing="normal" fo:background-color="#ffffff" style:font-name-asian="Courier New2" style:font-size-asian="11pt" style:font-name-complex="Courier New2" loext:char-shading-value="0"/>
    </style:style>
    <style:style style:name="T14" style:family="text">
      <style:text-properties fo:color="#00000a" style:font-name="Courier New" fo:font-size="10pt" fo:letter-spacing="normal" fo:background-color="#ffffff" style:font-name-asian="Courier New2" style:font-size-asian="10pt" style:font-name-complex="Courier New2" loext:char-shading-value="0"/>
    </style:style>
    <style:style style:name="T15" style:family="text">
      <style:text-properties fo:color="#00000a" style:font-name="Courier New" fo:letter-spacing="normal" fo:background-color="#ffffff" style:font-name-asian="Courier New2" style:font-name-complex="Courier New2" loext:char-shading-value="0"/>
    </style:style>
    <style:style style:name="T16" style:family="text">
      <style:text-properties fo:color="#00000a" fo:letter-spacing="normal" style:text-underline-style="solid" style:text-underline-width="auto" style:text-underline-color="font-color" fo:background-color="#ffffff" style:font-name-asian="Calibri2" style:font-name-complex="Calibri2"/>
    </style:style>
    <style:style style:name="T17" style:family="text">
      <style:text-properties fo:color="#000000" style:font-name="Calibri" fo:font-size="11pt" fo:letter-spacing="normal" fo:background-color="#ffffff" style:font-name-asian="Calibri2" style:font-size-asian="11pt" style:font-name-complex="Calibri2"/>
    </style:style>
    <style:style style:name="T18" style:family="text">
      <style:text-properties fo:color="#000000" style:font-name="Calibri" fo:font-size="11pt" fo:letter-spacing="normal" fo:background-color="#ffffff" style:font-name-asian="Calibri2" style:font-size-asian="11pt" style:font-name-complex="Calibri2" loext:char-shading-value="0"/>
    </style:style>
    <style:style style:name="T19" style:family="text">
      <style:text-properties fo:color="#000000" style:font-name="Calibri" fo:font-size="11pt" fo:letter-spacing="normal" fo:background-color="#ffffff" style:font-name-asian="Calibri2" style:font-size-asian="11pt" style:font-name-complex="Calibri2" style:font-size-complex="11pt"/>
    </style:style>
    <style:style style:name="T20" style:family="text">
      <style:text-properties fo:color="#000000" style:font-name="Calibri" fo:font-size="11pt" fo:letter-spacing="normal" fo:background-color="#ffffff" style:font-name-asian="Calibri2" style:font-size-asian="11pt" style:font-name-complex="Calibri2" style:font-size-complex="11pt" loext:char-shading-value="0"/>
    </style:style>
    <style:style style:name="T21" style:family="text">
      <style:text-properties fo:color="#000000" style:font-name="Calibri" fo:font-size="11pt" fo:letter-spacing="normal" fo:font-style="italic" fo:background-color="#ffffff" style:font-name-asian="Calibri2" style:font-size-asian="11pt" style:font-style-asian="italic" style:font-name-complex="Calibri2" loext:char-shading-value="0"/>
    </style:style>
    <style:style style:name="T22" style:family="text">
      <style:text-properties fo:color="#000000" style:font-name="Calibri" fo:font-size="11pt" fo:letter-spacing="normal" fo:font-weight="bold" fo:background-color="#ffffff" style:font-name-asian="Calibri2" style:font-size-asian="11pt" style:font-weight-asian="bold" style:font-name-complex="Calibri2" loext:char-shading-value="0"/>
    </style:style>
    <style:style style:name="T23" style:family="text">
      <style:text-properties fo:color="#000000" style:font-name="Calibri" fo:font-size="11pt" fo:letter-spacing="normal" style:text-underline-style="solid" style:text-underline-width="auto" style:text-underline-color="font-color" fo:background-color="#ffffff" style:font-name-asian="Calibri2" style:font-size-asian="11pt" style:font-name-complex="Calibri2"/>
    </style:style>
    <style:style style:name="T24" style:family="text">
      <style:text-properties fo:color="#000000" style:font-name="Calibri" fo:font-size="11pt" fo:letter-spacing="normal" style:text-underline-style="solid" style:text-underline-width="auto" style:text-underline-color="font-color" fo:background-color="#ffffff" style:font-name-asian="Calibri2" style:font-size-asian="11pt" style:font-name-complex="Calibri2" style:font-size-complex="11pt"/>
    </style:style>
    <style:style style:name="T25" style:family="text">
      <style:text-properties fo:color="#000000" style:font-name="Calibri" fo:font-size="11pt" fo:letter-spacing="normal" style:text-underline-style="solid" style:text-underline-width="auto" style:text-underline-color="font-color" fo:background-color="#ffffff" style:font-name-asian="Calibri2" style:font-size-asian="11pt" style:font-name-complex="Calibri2" style:font-size-complex="11pt" loext:char-shading-value="0"/>
    </style:style>
    <style:style style:name="T26" style:family="text">
      <style:text-properties fo:color="#000000" style:font-name="Calibri" fo:font-size="11pt" fo:letter-spacing="normal" style:text-underline-style="none" fo:background-color="#ffffff" style:font-name-asian="Calibri2" style:font-size-asian="11pt" style:font-name-complex="Calibri2" style:font-size-complex="11pt"/>
    </style:style>
    <style:style style:name="T27" style:family="text">
      <style:text-properties fo:color="#000000" style:font-name="Calibri" fo:font-size="13.5pt" fo:letter-spacing="normal" fo:background-color="#ffffff" style:font-name-asian="Calibri2" style:font-size-asian="13.5pt" style:font-name-complex="Calibri2" loext:char-shading-value="0"/>
    </style:style>
    <style:style style:name="T28" style:family="text">
      <style:text-properties fo:color="#000000" style:font-name="Calibri" fo:font-size="10pt" fo:letter-spacing="normal" style:text-underline-style="solid" style:text-underline-width="auto" style:text-underline-color="font-color" fo:background-color="#ffffff" style:font-name-asian="Calibri2" style:font-size-asian="10pt" style:font-name-complex="Calibri2"/>
    </style:style>
    <style:style style:name="T29" style:family="text">
      <style:text-properties fo:color="#000000" style:font-name="Calibri" fo:font-size="10pt" fo:letter-spacing="normal" fo:background-color="#ffffff" style:font-name-asian="Calibri2" style:font-size-asian="10pt" style:font-name-complex="Calibri2" loext:char-shading-value="0"/>
    </style:style>
    <style:style style:name="T30" style:family="text">
      <style:text-properties fo:color="#000000" style:font-name="Calibri" fo:letter-spacing="normal" style:text-underline-style="solid" style:text-underline-width="auto" style:text-underline-color="font-color" fo:background-color="#ffffff" style:font-name-asian="Calibri2" style:font-name-complex="Calibri2"/>
    </style:style>
    <style:style style:name="T31" style:family="text">
      <style:text-properties fo:color="#000000" style:font-name="Calibri" fo:letter-spacing="normal" style:text-underline-style="solid" style:text-underline-width="auto" style:text-underline-color="font-color" fo:background-color="#ffffff" style:font-name-asian="Calibri2" style:font-name-complex="Calibri2" loext:char-shading-value="0"/>
    </style:style>
    <style:style style:name="T32" style:family="text">
      <style:text-properties fo:color="#000000" style:font-name="Calibri" fo:letter-spacing="normal" fo:background-color="#ffffff" style:font-name-asian="Calibri2" style:font-name-complex="Calibri2" loext:char-shading-value="0"/>
    </style:style>
    <style:style style:name="T33" style:family="text">
      <style:text-properties fo:color="#000000" style:font-name="Courier New" fo:font-size="10pt" fo:letter-spacing="normal" fo:background-color="#ffffff" style:font-name-asian="Courier New2" style:font-size-asian="10pt" style:font-name-complex="Courier New2" loext:char-shading-value="0"/>
    </style:style>
    <style:style style:name="T34" style:family="text">
      <style:text-properties fo:color="#000000" style:font-name="Courier New" fo:font-size="10pt" fo:letter-spacing="normal" fo:background-color="#ffffff" style:font-name-asian="Courier New2" style:font-size-asian="10pt" style:font-name-complex="Courier New2" loext:char-shading-value="0"/>
    </style:style>
    <style:style style:name="T35" style:family="text">
      <style:text-properties fo:color="#000000" style:font-name="Courier New" fo:font-size="10pt" fo:letter-spacing="normal" fo:font-weight="bold" fo:background-color="#ffffff" style:font-name-asian="Courier New2" style:font-size-asian="10pt" style:font-weight-asian="bold" style:font-name-complex="Courier New2" loext:char-shading-value="0"/>
    </style:style>
    <style:style style:name="T36" style:family="text">
      <style:text-properties fo:color="#000000" style:font-name="Courier New" fo:font-size="10pt" fo:letter-spacing="normal" style:text-underline-style="solid" style:text-underline-width="auto" style:text-underline-color="font-color" fo:background-color="#ffffff" style:font-name-asian="Courier New2" style:font-size-asian="10pt" style:font-name-complex="Courier New2" loext:char-shading-value="0"/>
    </style:style>
    <style:style style:name="T37" style:family="text">
      <style:text-properties fo:color="#000000" style:font-name="Courier New" fo:font-size="10pt" fo:letter-spacing="normal" fo:font-style="italic" fo:background-color="#ffffff" style:font-name-asian="Courier New2" style:font-size-asian="10pt" style:font-style-asian="italic" style:font-name-complex="Courier New2" loext:char-shading-value="0"/>
    </style:style>
    <style:style style:name="T38" style:family="text">
      <style:text-properties fo:color="#000000" style:font-name="Courier New" fo:font-size="10pt" fo:letter-spacing="normal" fo:font-style="italic" style:font-name-asian="Courier New2" style:font-size-asian="10pt" style:font-style-asian="italic" style:font-name-complex="Courier New2" loext:char-shading-value="0"/>
    </style:style>
    <style:style style:name="T39" style:family="text">
      <style:text-properties fo:color="#000000" style:font-name="Courier New" fo:font-size="10pt" fo:letter-spacing="normal" style:font-name-asian="Courier New2" style:font-size-asian="10pt" style:font-name-complex="Courier New2" loext:char-shading-value="0"/>
    </style:style>
    <style:style style:name="T40" style:family="text">
      <style:text-properties fo:color="#000000" style:font-name="Courier New" fo:font-size="10pt" fo:letter-spacing="normal" style:font-name-asian="Courier New2" style:font-size-asian="10pt" style:font-name-complex="Courier New2" loext:char-shading-value="0"/>
    </style:style>
    <style:style style:name="T41" style:family="text">
      <style:text-properties fo:color="#000000" style:font-name="Courier New" fo:font-size="10pt" fo:letter-spacing="normal" style:font-name-asian="Courier New2" style:font-size-asian="10pt" style:font-name-complex="Courier New2" loext:char-shading-value="0"/>
    </style:style>
    <style:style style:name="T42" style:family="text">
      <style:text-properties fo:color="#000000" style:font-name="Courier New" fo:font-size="10pt" fo:letter-spacing="normal" style:font-name-asian="Courier New2" style:font-size-asian="10pt" style:font-name-complex="Courier New2" loext:char-shading-value="0"/>
    </style:style>
    <style:style style:name="T43" style:family="text">
      <style:text-properties fo:color="#000000" fo:font-size="11pt" fo:letter-spacing="normal" fo:background-color="#ffffff" style:font-name-asian="Times New Roman1" style:font-size-asian="11pt" style:font-name-complex="Times New Roman1"/>
    </style:style>
    <style:style style:name="T44" style:family="text">
      <style:text-properties fo:color="#000000" fo:font-size="10pt" fo:letter-spacing="normal" fo:background-color="#ffffff" style:font-name-asian="Consolas1" style:font-size-asian="10pt" style:font-name-complex="Consolas1" loext:char-shading-value="0"/>
    </style:style>
    <style:style style:name="T45" style:family="text">
      <style:text-properties fo:color="#000000" fo:font-size="10pt" fo:letter-spacing="normal" style:text-underline-style="solid" style:text-underline-width="auto" style:text-underline-color="font-color" fo:background-color="#ffffff" style:font-name-asian="Consolas1" style:font-size-asian="10pt" style:font-name-complex="Consolas1" loext:char-shading-value="0"/>
    </style:style>
    <style:style style:name="T46" style:family="text">
      <style:text-properties fo:color="#7f0055" style:font-name="Courier New" fo:font-size="10pt" fo:letter-spacing="normal" fo:font-weight="bold" fo:background-color="#ffffff" style:font-name-asian="Courier New2" style:font-size-asian="10pt" style:font-weight-asian="bold" style:font-name-complex="Courier New2" loext:char-shading-value="0"/>
    </style:style>
    <style:style style:name="T47" style:family="text">
      <style:text-properties fo:color="#7f0055" style:font-name="Courier New" fo:font-size="10pt" fo:letter-spacing="normal" fo:font-weight="bold" style:font-name-asian="Courier New2" style:font-size-asian="10pt" style:font-weight-asian="bold" style:font-name-complex="Courier New2" loext:char-shading-value="0"/>
    </style:style>
    <style:style style:name="T48" style:family="text">
      <style:text-properties fo:color="#7f0055" style:font-name="Courier New" fo:font-size="10pt" fo:letter-spacing="normal" fo:font-weight="bold" style:font-name-asian="Courier New2" style:font-size-asian="10pt" style:font-weight-asian="bold" style:font-name-complex="Courier New2" loext:char-shading-value="0"/>
    </style:style>
    <style:style style:name="T49" style:family="text">
      <style:text-properties fo:color="#7f0055" fo:font-size="10pt" fo:letter-spacing="normal" fo:font-weight="bold" fo:background-color="#ffffff" style:font-name-asian="Consolas1" style:font-size-asian="10pt" style:font-weight-asian="bold" style:font-name-complex="Consolas1" loext:char-shading-value="0"/>
    </style:style>
    <style:style style:name="T50" style:family="text">
      <style:text-properties fo:color="#0000c0" style:font-name="Courier New" fo:font-size="10pt" fo:letter-spacing="normal" fo:background-color="#ffffff" style:font-name-asian="Courier New2" style:font-size-asian="10pt" style:font-name-complex="Courier New2" loext:char-shading-value="0"/>
    </style:style>
    <style:style style:name="T51" style:family="text">
      <style:text-properties fo:color="#0000c0" style:font-name="Courier New" fo:font-size="10pt" fo:letter-spacing="normal" fo:font-style="italic" fo:background-color="#ffffff" style:font-name-asian="Courier New2" style:font-size-asian="10pt" style:font-style-asian="italic" style:font-name-complex="Courier New2" loext:char-shading-value="0"/>
    </style:style>
    <style:style style:name="T52" style:family="text">
      <style:text-properties fo:color="#0000c0" style:font-name="Courier New" fo:font-size="10pt" fo:letter-spacing="normal" fo:font-style="italic" fo:font-weight="bold" fo:background-color="#ffffff" style:font-name-asian="Courier New2" style:font-size-asian="10pt" style:font-style-asian="italic" style:font-weight-asian="bold" style:font-name-complex="Courier New2" loext:char-shading-value="0"/>
    </style:style>
    <style:style style:name="T53" style:family="text">
      <style:text-properties fo:color="#0000c0" style:font-name="Courier New" fo:font-size="10pt" fo:letter-spacing="normal" fo:font-style="italic" style:font-name-asian="Courier New2" style:font-size-asian="10pt" style:font-style-asian="italic" style:font-name-complex="Courier New2" loext:char-shading-value="0"/>
    </style:style>
    <style:style style:name="T54" style:family="text">
      <style:text-properties fo:color="#0000c0" style:font-name="Courier New" fo:font-size="10pt" fo:letter-spacing="normal" style:font-name-asian="Courier New2" style:font-size-asian="10pt" style:font-name-complex="Courier New2" loext:char-shading-value="0"/>
    </style:style>
    <style:style style:name="T55" style:family="text">
      <style:text-properties fo:color="#0000c0" style:font-name="Courier New" fo:font-size="10pt" fo:letter-spacing="normal" style:font-name-asian="Courier New2" style:font-size-asian="10pt" style:font-name-complex="Courier New2" loext:char-shading-value="0"/>
    </style:style>
    <style:style style:name="T56" style:family="text">
      <style:text-properties fo:color="#0000c0" style:font-name="Courier New" fo:font-size="10pt" fo:letter-spacing="normal" style:font-name-asian="Courier New2" style:font-size-asian="10pt" style:font-name-complex="Courier New2" loext:char-shading-value="0"/>
    </style:style>
    <style:style style:name="T57" style:family="text">
      <style:text-properties fo:color="#0000c0" fo:font-size="10pt" fo:letter-spacing="normal" fo:background-color="#ffffff" style:font-name-asian="Consolas1" style:font-size-asian="10pt" style:font-name-complex="Consolas1" loext:char-shading-value="0"/>
    </style:style>
    <style:style style:name="T58" style:family="text">
      <style:text-properties fo:color="#0000c0" fo:font-size="10pt" fo:letter-spacing="normal" fo:font-style="italic" fo:background-color="#ffffff" style:font-name-asian="Consolas1" style:font-size-asian="10pt" style:font-style-asian="italic" style:font-name-complex="Consolas1" loext:char-shading-value="0"/>
    </style:style>
    <style:style style:name="T59" style:family="text">
      <style:text-properties fo:color="#2a00ff" style:font-name="Courier New" fo:font-size="10pt" fo:letter-spacing="normal" fo:background-color="#ffffff" style:font-name-asian="Courier New2" style:font-size-asian="10pt" style:font-name-complex="Courier New2" loext:char-shading-value="0"/>
    </style:style>
    <style:style style:name="T60" style:family="text">
      <style:text-properties fo:color="#2a00ff" style:font-name="Courier New" fo:font-size="10pt" fo:letter-spacing="normal" style:font-name-asian="Courier New2" style:font-size-asian="10pt" style:font-name-complex="Courier New2" loext:char-shading-value="0"/>
    </style:style>
    <style:style style:name="T61" style:family="text">
      <style:text-properties fo:color="#2a00ff" fo:font-size="10pt" fo:letter-spacing="normal" fo:background-color="#ffffff" style:font-name-asian="Consolas1" style:font-size-asian="10pt" style:font-name-complex="Consolas1" loext:char-shading-value="0"/>
    </style:style>
    <style:style style:name="T62" style:family="text">
      <style:text-properties fo:color="#3f7f5f" style:font-name="Courier New" fo:font-size="10pt" fo:letter-spacing="normal" fo:background-color="#ffffff" style:font-name-asian="Courier New2" style:font-size-asian="10pt" style:font-name-complex="Courier New2" loext:char-shading-value="0"/>
    </style:style>
    <style:style style:name="T63" style:family="text">
      <style:text-properties fo:color="#3f7f5f" style:font-name="Courier New" fo:font-size="10pt" fo:letter-spacing="normal" style:font-name-asian="Courier New2" style:font-size-asian="10pt" style:font-name-complex="Courier New2" loext:char-shading-value="0"/>
    </style:style>
    <style:style style:name="T64" style:family="text">
      <style:text-properties fo:color="#3f7f5f" style:font-name="Courier New" fo:font-size="10pt" fo:letter-spacing="normal" style:font-name-asian="Courier New2" style:font-size-asian="10pt" style:font-name-complex="Courier New2" loext:char-shading-value="0"/>
    </style:style>
    <style:style style:name="T65" style:family="text">
      <style:text-properties fo:color="#6a3e3e" style:font-name="Courier New" fo:font-size="10pt" fo:letter-spacing="normal" fo:background-color="#ffffff" style:font-name-asian="Courier New2" style:font-size-asian="10pt" style:font-name-complex="Courier New2" loext:char-shading-value="0"/>
    </style:style>
    <style:style style:name="T66" style:family="text">
      <style:text-properties style:text-underline-style="none"/>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Generics – Java Tutorials</text:p>
      <text:list xml:id="list3422268831976956194" text:style-name="WWNum2">
        <text:list-item>
          <text:p text:style-name="P56"><text:span text:style-name="T18">Generics enable </text:span><text:span text:style-name="T21">types</text:span><text:span text:style-name="T18"> (classes and interfaces) to be parameters when defining classes, interfaces and methods.</text:span></text:p>
        </text:list-item>
        <text:list-item>
          <text:p text:style-name="P56"><text:span text:style-name="T3">(GFAQ)Generics are basically invented to create generic collections type. Because all collections accepts objects of different type hence while retriving them one needs to casts all of them. Hence with Generics one can have homogenous collections. </text:span></text:p>
        </text:list-item>
        <text:list-item>
          <text:p text:style-name="P114">(GFAQ)With Generics one can create collections which are homogeneous in nature like LinkedList&lt;String&gt; and LinkedList&lt;Integer&gt; which accepts only String and Integer elements respectively.</text:p>
        </text:list-item>
        <text:list-item>
          <text:p text:style-name="P79">(GFAQ)Generic is useful because type mismatch could be found out during compile time as error rather than during runtime as exceptions. </text:p>
        </text:list-item>
      </text:list>
      <text:p text:style-name="P45">LinkedList&lt;String&gt; ls = new LinkedList&lt;String&gt;();</text:p>
      <text:p text:style-name="P45">list.add(“abc”);//fine</text:p>
      <text:p text:style-name="P49"><text:span text:style-name="T15">list.add(new Date());//error</text:span></text:p>
      <text:p text:style-name="P48"><text:span text:style-name="T13"/></text:p>
      <text:p text:style-name="P22"><text:span text:style-name="T4">Without Generics above would be </text:span></text:p>
      <text:p text:style-name="P49"><text:span text:style-name="T15">LinkedList ls = new LinkedList();</text:span></text:p>
      <text:p text:style-name="P45">list.add(“abc”);//fine</text:p>
      <text:p text:style-name="P49"><text:span text:style-name="T15">list.add(new Date());//fine</text:span></text:p>
      <text:p text:style-name="P49"><text:span text:style-name="T15"/></text:p>
      <text:list xml:id="list4160910817295456544" text:style-name="WWNum6">
        <text:list-item>
          <text:p text:style-name="P27"><text:span text:style-name="T1">Advantages of using Generics</text:span><text:span text:style-name="T3"> </text:span></text:p>
          <text:list>
            <text:list-item>
              <text:list>
                <text:list-item>
                  <text:list>
                    <text:list-item>
                      <text:list>
                        <text:list-item>
                          <text:list>
                            <text:list-item>
                              <text:list>
                                <text:list-item>
                                  <text:list>
                                    <text:list-item>
                                      <text:list>
                                        <text:list-item>
                                          <text:list>
                                            <text:list-item>
                                              <text:p text:style-name="P57"><text:span text:style-name="T3">Stronger type checks at compile time</text:span></text:p>
                                              <text:p text:style-name="P57"><text:span text:style-name="T3"><text:s/></text:span><text:span text:style-name="T4">Java compiler applies </text:span><text:span text:style-name="T18">strong type checking to generic code and issues errors if the code violates type safety. Fixing compile-time errors is easier than fixing runtime errors, which can be difficult to find.</text:span></text:p>
                                            </text:list-item>
                                          </text:list>
                                        </text:list-item>
                                      </text:list>
                                    </text:list-item>
                                  </text:list>
                                </text:list-item>
                              </text:list>
                            </text:list-item>
                          </text:list>
                        </text:list-item>
                      </text:list>
                    </text:list-item>
                  </text:list>
                </text:list-item>
              </text:list>
            </text:list-item>
          </text:list>
        </text:list-item>
      </text:list>
      <text:list xml:id="list784404578224028751" text:style-name="WWNum9">
        <text:list-item>
          <text:p text:style-name="P68"><text:span text:style-name="T43">Elimination of casts.<text:line-break/>The following code snippet without generics requires casting:</text:span></text:p>
        </text:list-item>
      </text:list>
      <text:p text:style-name="P123">List list = new ArrayList();</text:p>
      <text:p text:style-name="P123">list.add("hello");</text:p>
      <text:p text:style-name="P124"><text:span text:style-name="T33">String s = </text:span><text:span text:style-name="T35">(String)</text:span><text:span text:style-name="T33"> list.get(0);</text:span></text:p>
      <text:p text:style-name="P124"><text:span text:style-name="T33"/></text:p>
      <text:p text:style-name="P37">When re-written to use generics, the code does not require casting:</text:p>
      <text:p text:style-name="P37"/>
      <text:p text:style-name="P123">List&lt;String&gt; list = new ArrayList&lt;String&gt;();</text:p>
      <text:p text:style-name="P123">list.add("hello");</text:p>
      <text:p text:style-name="P123">String s = list.get(0); <text:s text:c="2"/>// no cast</text:p>
      <text:p text:style-name="P123"/>
      <text:p text:style-name="P123"/>
      <text:list xml:id="list3438369069114739404" text:style-name="WWNum13">
        <text:list-item>
          <text:p text:style-name="P23"><text:span text:style-name="T3">Enables programmers to implement generic algorithms. </text:span></text:p>
        </text:list-item>
      </text:list>
      <text:p text:style-name="P38">By using generics, programmers can implement generic algorithms that work on collections of different types, can be customized, and are type safe and easier to read.</text:p>
      <text:p text:style-name="P38"/>
      <text:p text:style-name="P38"><text:soft-page-break/></text:p>
      <text:list xml:id="list1709705745012109429" text:style-name="WWNum15">
        <text:list-item>
          <text:p text:style-name="P24"><text:span text:style-name="T1">Generic Types</text:span></text:p>
        </text:list-item>
      </text:list>
      <text:list xml:id="list450023853417649106" text:style-name="L1">
        <text:list-item>
          <text:p text:style-name="P25"><text:span text:style-name="T3">Generic type is generic class or interface which is parameterized over types.</text:span></text:p>
        </text:list-item>
      </text:list>
      <text:list xml:id="list2821285067476644029" text:style-name="L2">
        <text:list-item>
          <text:p text:style-name="P26"><text:span text:style-name="T3">Example: </text:span></text:p>
        </text:list-item>
      </text:list>
      <text:p text:style-name="P47">Lets consider a non-generic class Box. It has two methods set() to put something inside the box and get() to retrieve it back.</text:p>
      <text:p text:style-name="P4">public class Box {</text:p>
      <text:p text:style-name="P13"><text:s text:c="4"/>private Object object;</text:p>
      <text:p text:style-name="P13"/>
      <text:p text:style-name="P13"><text:s text:c="4"/>public void set(Object object) { this.object = object; }</text:p>
      <text:p text:style-name="P13"><text:s text:c="4"/>public Object get() { return object; }</text:p>
      <text:p text:style-name="P13">}</text:p>
      <text:p text:style-name="P13"/>
      <text:p text:style-name="P40">We can see that Box accepts and returns an ‘object’. One is free to pass in whatever he wants. One part of code may place an ‘Integer’ and expect ‘Integer’ back, while other part of code may pass a ‘String’ resulting in a runtime error.</text:p>
      <text:p text:style-name="P40"/>
      <text:list xml:id="list102082056511965177" text:style-name="L3">
        <text:list-item>
          <text:p text:style-name="P60"><text:span text:style-name="T17">Generic Class is defined as class name&lt;T1, T2,....Tn&gt; {/* . . . */} here T1, T2,...Tn are type parameters which could be used anywhere inside the class.</text:span></text:p>
        </text:list-item>
      </text:list>
      <text:p text:style-name="P14"/>
      <text:p text:style-name="P4">public class Box&lt;T&gt; </text:p>
      <text:p text:style-name="P13">{</text:p>
      <text:p text:style-name="P13"><text:s text:c="4"/>// T stands for "Type"</text:p>
      <text:p text:style-name="P13"><text:s text:c="4"/>private T t;</text:p>
      <text:p text:style-name="P13"/>
      <text:p text:style-name="P13"><text:s text:c="4"/>public void set(T t) { this.t = t; }</text:p>
      <text:p text:style-name="P13"><text:s text:c="4"/>public T get() { return t; }</text:p>
      <text:p text:style-name="P13">}</text:p>
      <text:p text:style-name="P13"/>
      <text:p text:style-name="P59"><text:span text:style-name="T18">A type variable can be any </text:span><text:span text:style-name="T22">non-primitive</text:span><text:span text:style-name="T18"> type you specify: any class type, any interface type, any array type, or even another type variable. All types are allowed except enum types, anonymous inner classes and exception classes.</text:span></text:p>
      <text:list xml:id="list6596466130770473952" text:style-name="L4">
        <text:list-item>
          <text:p text:style-name="P98"><text:span text:style-name="T17">Example:</text:span></text:p>
        </text:list-item>
      </text:list>
      <text:p text:style-name="P1"><text:span text:style-name="T46">package</text:span><text:span text:style-name="T33"> javaTutorial;</text:span></text:p>
      <text:p text:style-name="P5"/>
      <text:p text:style-name="P1"><text:span text:style-name="T46">class</text:span><text:span text:style-name="T33"> SimpleGeneric1&lt;T&gt;</text:span></text:p>
      <text:p text:style-name="P3">{</text:p>
      <text:p text:style-name="P1"><text:span text:style-name="T33"><text:tab/>T </text:span><text:span text:style-name="T50">t</text:span><text:span text:style-name="T33">;</text:span></text:p>
      <text:p text:style-name="P1"><text:span text:style-name="T33"><text:tab/></text:span><text:span text:style-name="T46">void</text:span><text:span text:style-name="T33"> setType(T t1)</text:span></text:p>
      <text:p text:style-name="P3"><text:tab/>{</text:p>
      <text:p text:style-name="P1"><text:span text:style-name="T33"><text:tab/><text:tab/></text:span><text:span text:style-name="T46">this</text:span><text:span text:style-name="T33">.</text:span><text:span text:style-name="T50">t</text:span><text:span text:style-name="T33"> = t1;</text:span></text:p>
      <text:p text:style-name="P1"><text:span text:style-name="T33"><text:tab/><text:tab/>System.</text:span><text:span text:style-name="T51">out</text:span><text:span text:style-name="T33">.println(</text:span><text:span text:style-name="T50">t</text:span><text:span text:style-name="T33">);</text:span></text:p>
      <text:p text:style-name="P3"><text:tab/>}</text:p>
      <text:p text:style-name="P3"><text:tab/>T getType()</text:p>
      <text:p text:style-name="P3"><text:soft-page-break/><text:tab/>{</text:p>
      <text:p text:style-name="P1"><text:span text:style-name="T33"><text:tab/><text:tab/></text:span><text:span text:style-name="T46">return</text:span><text:span text:style-name="T33"> </text:span><text:span text:style-name="T50">t</text:span><text:span text:style-name="T33">;</text:span></text:p>
      <text:p text:style-name="P3"><text:tab/>}</text:p>
      <text:p text:style-name="P3">}</text:p>
      <text:p text:style-name="P5"/>
      <text:p text:style-name="P1"><text:span text:style-name="T46">public</text:span><text:span text:style-name="T33"> </text:span><text:span text:style-name="T46">class</text:span><text:span text:style-name="T33"> SimpleGeneric {</text:span></text:p>
      <text:p text:style-name="P1"><text:span text:style-name="T33"><text:tab/></text:span><text:span text:style-name="T46">public</text:span><text:span text:style-name="T33"> </text:span><text:span text:style-name="T46">static</text:span><text:span text:style-name="T33"> </text:span><text:span text:style-name="T46">void</text:span><text:span text:style-name="T33"> main(String[] args) </text:span></text:p>
      <text:p text:style-name="P3"><text:tab/>{</text:p>
      <text:p text:style-name="P1"><text:span text:style-name="T33"><text:tab/><text:tab/>SimpleGeneric1&lt;String&gt; in = </text:span><text:span text:style-name="T46">new</text:span><text:span text:style-name="T33"> SimpleGeneric1&lt;String&gt;();</text:span></text:p>
      <text:p text:style-name="P1"><text:span text:style-name="T33"><text:tab/><text:tab/>in.setType(</text:span><text:span text:style-name="T59">"jayant"</text:span><text:span text:style-name="T33">);</text:span></text:p>
      <text:p text:style-name="P1"><text:span text:style-name="T33"><text:tab/><text:tab/>System.</text:span><text:span text:style-name="T51">out</text:span><text:span text:style-name="T33">.println(in.getType());</text:span></text:p>
      <text:p text:style-name="P89"><text:tab/>}</text:p>
      <text:p text:style-name="P30">}</text:p>
      <text:p text:style-name="P30">Output:</text:p>
      <text:p text:style-name="P30">jayant</text:p>
      <text:p text:style-name="P30">jayant</text:p>
      <text:p text:style-name="P17"/>
      <text:list xml:id="list4405235865521256344" text:style-name="WWNum22">
        <text:list-item>
          <text:p text:style-name="P99"><text:span text:style-name="T23">Type parameter naming convention</text:span></text:p>
        </text:list-item>
      </text:list>
      <text:p text:style-name="P55"><text:span text:style-name="T18">By convention, type parameter names are single, uppercase letters. Without this convention, it would be difficult to tell the difference between a type variable and an ordinary class or interface name.</text:span><text:span text:style-name="T27"> </text:span></text:p>
      <text:p text:style-name="P91">The most commonly used type parameter names are.</text:p>
      <text:p text:style-name="P91">E - Element (used extensively by the Java Collections Framework)</text:p>
      <text:p text:style-name="P91">K - Key</text:p>
      <text:p text:style-name="P91">N - Number</text:p>
      <text:p text:style-name="P91">T - Type</text:p>
      <text:p text:style-name="P91">V - Value</text:p>
      <text:p text:style-name="P91">S,U,V etc. - 2nd, 3rd, 4th types</text:p>
      <text:p text:style-name="P91"/>
      <text:list xml:id="list7558674934659684238" text:style-name="WWNum24">
        <text:list-item>
          <text:p text:style-name="P94"><text:span text:style-name="T23">Invoking and Instantiating a Generic Type</text:span></text:p>
        </text:list-item>
      </text:list>
      <text:list xml:id="list4482483955779582516" text:style-name="L5">
        <text:list-item>
          <text:p text:style-name="P65"><text:span text:style-name="T17">To reference the generic box class, one must perform ‘generic type invocation’ which is done by replacing type ‘T’ with some concrete value.</text:span></text:p>
        </text:list-item>
      </text:list>
      <text:p text:style-name="P35">Ex. Box&lt;Integer&gt; integerBox;</text:p>
      <text:p text:style-name="P38">It is something like method invocation, instead of passing an argument to a method here we pass ‘type argument’ – Integer this case. </text:p>
      <text:p text:style-name="P18"/>
      <text:p text:style-name="P91">Note: There is difference between ‘type parameter’ and ‘type argument’. In above example ‘T’ is type parameter and ‘Integer’ is type arguement.</text:p>
      <text:p text:style-name="P18"/>
      <text:list xml:id="list4802493678482763382" text:style-name="L6">
        <text:list-item>
          <text:p text:style-name="P92"><text:span text:style-name="T17">To instantiate Box class we should do</text:span></text:p>
        </text:list-item>
      </text:list>
      <text:p text:style-name="P90">Box&lt;Integer&gt; integerBox = new Box&lt;Integer&gt;();</text:p>
      <text:p text:style-name="P91">From Java 7, ‘the diamond’ has been introduced, so now instance of Box can be created as</text:p>
      <text:p text:style-name="P90">Box&lt;Integer&gt; integerBox = new Box&lt;&gt;();</text:p>
      <text:p text:style-name="P18"><text:soft-page-break/></text:p>
      <text:list xml:id="list2103679478776327653" text:style-name="WWNum26">
        <text:list-item>
          <text:p text:style-name="P93"><text:span text:style-name="T23">Multiple type parameter</text:span></text:p>
        </text:list-item>
      </text:list>
      <text:p text:style-name="P18"/>
      <text:p text:style-name="P91">A generic class can have multiple type parameters too. </text:p>
      <text:p text:style-name="P91">Example:</text:p>
      <text:p text:style-name="P80"><text:span text:style-name="T46">package</text:span><text:span text:style-name="T33"> javaTutorial;</text:span></text:p>
      <text:p text:style-name="P5"/>
      <text:p text:style-name="P1"><text:span text:style-name="T46">class</text:span><text:span text:style-name="T33"> MultipleTypeParam1&lt;K, V&gt;</text:span></text:p>
      <text:p text:style-name="P3">{</text:p>
      <text:p text:style-name="P1"><text:span text:style-name="T33"><text:tab/>K </text:span><text:span text:style-name="T50">key</text:span><text:span text:style-name="T33">;</text:span></text:p>
      <text:p text:style-name="P1"><text:span text:style-name="T33"><text:tab/>V </text:span><text:span text:style-name="T50">value</text:span><text:span text:style-name="T33">;</text:span></text:p>
      <text:p text:style-name="P3"><text:tab/>MultipleTypeParam1(K key1, V value1)</text:p>
      <text:p text:style-name="P3"><text:tab/>{</text:p>
      <text:p text:style-name="P1"><text:span text:style-name="T33"><text:tab/><text:tab/></text:span><text:span text:style-name="T46">this</text:span><text:span text:style-name="T33">.</text:span><text:span text:style-name="T50">key</text:span><text:span text:style-name="T33"> = key1;</text:span></text:p>
      <text:p text:style-name="P1"><text:span text:style-name="T33"><text:tab/><text:tab/></text:span><text:span text:style-name="T46">this</text:span><text:span text:style-name="T33">.</text:span><text:span text:style-name="T50">value</text:span><text:span text:style-name="T33"> = value1;</text:span></text:p>
      <text:p text:style-name="P3"><text:tab/>}</text:p>
      <text:p text:style-name="P3"><text:tab/>K getK()</text:p>
      <text:p text:style-name="P3"><text:tab/>{</text:p>
      <text:p text:style-name="P1"><text:span text:style-name="T33"><text:tab/><text:tab/></text:span><text:span text:style-name="T46">return</text:span><text:span text:style-name="T33"> </text:span><text:span text:style-name="T50">key</text:span><text:span text:style-name="T33">;</text:span></text:p>
      <text:p text:style-name="P3"><text:tab/>}</text:p>
      <text:p text:style-name="P3"><text:tab/>V getV()</text:p>
      <text:p text:style-name="P3"><text:tab/>{</text:p>
      <text:p text:style-name="P1"><text:span text:style-name="T33"><text:tab/><text:tab/></text:span><text:span text:style-name="T46">return</text:span><text:span text:style-name="T33"> </text:span><text:span text:style-name="T50">value</text:span><text:span text:style-name="T33">;</text:span></text:p>
      <text:p text:style-name="P3"><text:tab/>}</text:p>
      <text:p text:style-name="P3">}</text:p>
      <text:p text:style-name="P1"><text:span text:style-name="T46">public</text:span><text:span text:style-name="T33"> </text:span><text:span text:style-name="T46">class</text:span><text:span text:style-name="T33"> MultipleTypeParam</text:span></text:p>
      <text:p text:style-name="P3">{</text:p>
      <text:p text:style-name="P1"><text:span text:style-name="T33"><text:tab/></text:span><text:span text:style-name="T46">public</text:span><text:span text:style-name="T33"> </text:span><text:span text:style-name="T46">static</text:span><text:span text:style-name="T33"> </text:span><text:span text:style-name="T46">void</text:span><text:span text:style-name="T33"> main(String[] args)</text:span></text:p>
      <text:p text:style-name="P3"><text:tab/>{</text:p>
      <text:p text:style-name="P1"><text:span text:style-name="T33"><text:tab/><text:tab/>MultipleTypeParam1&lt;Integer, String&gt; mtp1 = </text:span><text:span text:style-name="T46">new</text:span><text:span text:style-name="T33"> MultipleTypeParam1&lt;Integer, String&gt;(5, </text:span><text:span text:style-name="T59">"odd"</text:span><text:span text:style-name="T33">);</text:span></text:p>
      <text:p text:style-name="P1"><text:span text:style-name="T33"><text:tab/><text:tab/>MultipleTypeParam1&lt;String, String&gt; mtp2 = </text:span><text:span text:style-name="T46">new</text:span><text:span text:style-name="T33"> MultipleTypeParam1&lt;String, String&gt;(</text:span><text:span text:style-name="T59">"Jayant"</text:span><text:span text:style-name="T33">, </text:span><text:span text:style-name="T59">"Joshi"</text:span><text:span text:style-name="T33">);</text:span></text:p>
      <text:p text:style-name="P1"><text:span text:style-name="T33"><text:tab/><text:tab/>System.</text:span><text:span text:style-name="T51">out</text:span><text:span text:style-name="T33">.println(mtp1.getK());</text:span></text:p>
      <text:p text:style-name="P1"><text:span text:style-name="T33"><text:tab/><text:tab/>System.</text:span><text:span text:style-name="T51">out</text:span><text:span text:style-name="T33">.println(mtp1.getV());</text:span></text:p>
      <text:p text:style-name="P1"><text:span text:style-name="T33"><text:tab/><text:tab/>System.</text:span><text:span text:style-name="T51">out</text:span><text:span text:style-name="T33">.println(mtp2.getK());</text:span></text:p>
      <text:p text:style-name="P1"><text:span text:style-name="T33"><text:tab/><text:tab/>System.</text:span><text:span text:style-name="T51">out</text:span><text:span text:style-name="T33">.println(mtp2.getV());</text:span></text:p>
      <text:p text:style-name="P3"><text:tab/>}</text:p>
      <text:p text:style-name="P3">}</text:p>
      <text:p text:style-name="P3">Output:</text:p>
      <text:p text:style-name="P3">5</text:p>
      <text:p text:style-name="P3">odd</text:p>
      <text:p text:style-name="P3">Jayant</text:p>
      <text:p text:style-name="P3">Joshi</text:p>
      <text:p text:style-name="P18"/>
      <text:list xml:id="list6898209121631344676" text:style-name="WWNum31">
        <text:list-item>
          <text:p text:style-name="P102">Parameterized types</text:p>
        </text:list-item>
      </text:list>
      <text:p text:style-name="P18"/>
      <text:list xml:id="list7483101908626479294" text:style-name="WWNum33">
        <text:list-item>
          <text:p text:style-name="P95"><text:span text:style-name="T24">Raw Types</text:span></text:p>
          <text:list>
            <text:list-item>
              <text:list>
                <text:list-item>
                  <text:list>
                    <text:list-item>
                      <text:list>
                        <text:list-item>
                          <text:list>
                            <text:list-item>
                              <text:list>
                                <text:list-item>
                                  <text:list>
                                    <text:list-item>
                                      <text:list>
                                        <text:list-item>
                                          <text:list>
                                            <text:list-item>
                                              <text:p text:style-name="P61"><text:span text:style-name="T18">A </text:span><text:span text:style-name="T21">raw type</text:span><text:span text:style-name="T18"> is the name of a generic class or interface without any type arguments. For example, given the genericBox class:</text:span></text:p>
                                            </text:list-item>
                                          </text:list>
                                        </text:list-item>
                                      </text:list>
                                    </text:list-item>
                                  </text:list>
                                </text:list-item>
                              </text:list>
                            </text:list-item>
                          </text:list>
                        </text:list-item>
                      </text:list>
                    </text:list-item>
                  </text:list>
                </text:list-item>
              </text:list>
            </text:list-item>
          </text:list>
        </text:list-item>
      </text:list>
      <text:p text:style-name="P4">public class Box&lt;T&gt; {</text:p>
      <text:p text:style-name="P4"><text:soft-page-break/><text:tab/>public void set(T t) { /* ... */ }</text:p>
      <text:p text:style-name="P4"><text:tab/>// ...</text:p>
      <text:p text:style-name="P104">}</text:p>
      <text:p text:style-name="P96">To create a parameterized type of Box&lt;T&gt;, you supply an actual type argument for the formal type parameter T:</text:p>
      <text:p text:style-name="P31">Box&lt;Integer&gt; intBox = new Box&lt;&gt;();</text:p>
      <text:p text:style-name="P96">If the actual type argument is omitted, you create a raw type of Box&lt;T&gt;:</text:p>
      <text:p text:style-name="P31">Box rawBox = new Box();</text:p>
      <text:p text:style-name="P59"><text:span text:style-name="T18">Therefore, Box is the raw type of the generic type Box&lt;T&gt;. However, a non-generic class or interface type is </text:span><text:span text:style-name="T21">not </text:span><text:span text:style-name="T18">a raw type.</text:span></text:p>
      <text:p text:style-name="P2"/>
      <text:list xml:id="list5505746355143385721" text:style-name="WWNum41">
        <text:list-item>
          <text:p text:style-name="P100"><text:span text:style-name="T4">(GFAQ)</text:span><text:span text:style-name="T18">Raw types have been permitted to facilitate interfacing with non-generic (legacy) code.</text:span></text:p>
        </text:list-item>
        <text:list-item>
          <text:p text:style-name="P100"><text:span text:style-name="T17">For backward compatibility, assigning a parameterized type to its raw type is allowed:</text:span></text:p>
        </text:list-item>
      </text:list>
      <text:p text:style-name="P4">Box&lt;String&gt; stringBox = new Box&lt;&gt;();</text:p>
      <text:p text:style-name="P4">Box rawBox = stringBox; <text:s text:c="14"/>// OK</text:p>
      <text:p text:style-name="P97">But if you assign a raw type to a parameterized type, you get a warning:</text:p>
      <text:p text:style-name="P4">Box rawBox = new Box(); <text:s text:c="10"/>// rawBox is a raw type of Box&lt;T&gt;</text:p>
      <text:p text:style-name="P4">Box&lt;Integer&gt; intBox = rawBox; <text:s text:c="4"/>// warning: unchecked conversion</text:p>
      <text:p text:style-name="P4"/>
      <text:list xml:id="list3725013967973311966" text:style-name="WWNum46">
        <text:list-item>
          <text:p text:style-name="P101"><text:span text:style-name="T17">You also get a warning if you use a raw type to invoke generic methods defined in the corresponding generic type:</text:span></text:p>
        </text:list-item>
      </text:list>
      <text:p text:style-name="P4">Box&lt;String&gt; stringBox = new Box&lt;&gt;();</text:p>
      <text:p text:style-name="P4">Box rawBox = stringBox;</text:p>
      <text:p text:style-name="P4">rawBox.set(8); <text:s/>// warning: unchecked invocation to set(T)</text:p>
      <text:p text:style-name="P4"/>
      <text:list xml:id="list6849473826376413975" text:style-name="L7">
        <text:list-item>
          <text:p text:style-name="P52"><text:span text:style-name="T28">Example:</text:span></text:p>
        </text:list-item>
      </text:list>
      <text:p text:style-name="P9"/>
      <text:p text:style-name="P81"><text:span text:style-name="T46">package</text:span><text:span text:style-name="T33"> javaTutorial;</text:span></text:p>
      <text:p text:style-name="P46"/>
      <text:p text:style-name="P76"><text:span text:style-name="T46">class</text:span><text:span text:style-name="T33"> RawTypesClass1&lt;R&gt;</text:span></text:p>
      <text:p text:style-name="P32">{</text:p>
      <text:p text:style-name="P76"><text:span text:style-name="T33"><text:tab/>R </text:span><text:span text:style-name="T50">r</text:span><text:span text:style-name="T33">;</text:span></text:p>
      <text:p text:style-name="P76"><text:span text:style-name="T33"><text:tab/></text:span><text:span text:style-name="T46">void</text:span><text:span text:style-name="T33"> SetRaw(R r1)</text:span></text:p>
      <text:p text:style-name="P32"><text:tab/>{</text:p>
      <text:p text:style-name="P76"><text:span text:style-name="T33"><text:tab/><text:tab/></text:span><text:span text:style-name="T50">r</text:span><text:span text:style-name="T33"> = r1;</text:span></text:p>
      <text:p text:style-name="P32"><text:tab/>}</text:p>
      <text:p text:style-name="P76"><text:span text:style-name="T33"><text:tab/></text:span><text:span text:style-name="T46">void</text:span><text:span text:style-name="T33"> PrintRaw()</text:span></text:p>
      <text:p text:style-name="P32"><text:tab/>{</text:p>
      <text:p text:style-name="P76"><text:span text:style-name="T33"><text:tab/><text:tab/>System.</text:span><text:span text:style-name="T51">out</text:span><text:span text:style-name="T33">.println(</text:span><text:span text:style-name="T50">r</text:span><text:span text:style-name="T33">);</text:span></text:p>
      <text:p text:style-name="P32"><text:tab/>}</text:p>
      <text:p text:style-name="P32">}</text:p>
      <text:p text:style-name="P46"/>
      <text:p text:style-name="P76"><text:span text:style-name="T46">public</text:span><text:span text:style-name="T33"> </text:span><text:span text:style-name="T46">class</text:span><text:span text:style-name="T33"> RawTypesClass {</text:span></text:p>
      <text:p text:style-name="P46"/>
      <text:p text:style-name="P76"><text:span text:style-name="T33"><text:tab/></text:span><text:span text:style-name="T46">public</text:span><text:span text:style-name="T33"> </text:span><text:span text:style-name="T46">static</text:span><text:span text:style-name="T33"> </text:span><text:span text:style-name="T46">void</text:span><text:span text:style-name="T33"> main(String[] args) </text:span></text:p>
      <text:p text:style-name="P32"><text:tab/>{</text:p>
      <text:p text:style-name="P76"><text:span text:style-name="T33"><text:tab/><text:tab/>RawTypesClass1&lt;Integer&gt; rt1 = </text:span><text:span text:style-name="T46">new</text:span><text:span text:style-name="T33"> RawTypesClass1&lt;Integer&gt;();</text:span></text:p>
      <text:p text:style-name="P32"><text:tab/><text:tab/>rt1.SetRaw(5);</text:p>
      <text:p text:style-name="P32"><text:tab/><text:tab/>rt1.PrintRaw();</text:p>
      <text:p text:style-name="P32"><text:soft-page-break/></text:p>
      <text:p text:style-name="P78">//Warning:RawTypesClass1 is a raw type. References to generic type RawTypesClass1&lt;R&gt; should be parameterized</text:p>
      <text:p text:style-name="P46"/>
      <text:p text:style-name="P32"><text:tab/></text:p>
      <text:p text:style-name="P76"><text:span text:style-name="T33"><text:tab/></text:span><text:span text:style-name="T62">/*warning on this line*/</text:span><text:span text:style-name="T33">RawTypesClass1</text:span><text:span text:style-name="T33"> rt2 = </text:span><text:span text:style-name="T46">new</text:span><text:span text:style-name="T33"> </text:span><text:span text:style-name="T33">RawTypesClass1</text:span><text:span text:style-name="T33">();</text:span></text:p>
      <text:p text:style-name="P76"><text:span text:style-name="T33"><text:tab/></text:span><text:span text:style-name="T62">/*warning*/</text:span><text:span text:style-name="T33">rt2.SetRaw(10)</text:span><text:span text:style-name="T33">;</text:span></text:p>
      <text:p text:style-name="P32"><text:tab/><text:tab/>rt2.PrintRaw();</text:p>
      <text:p text:style-name="P76"><text:span text:style-name="T33"><text:tab/><text:tab/>rt2 = rt1;</text:span><text:span text:style-name="T62">// assigning parameterized type to its raw type is allowed</text:span></text:p>
      <text:p text:style-name="P32"><text:tab/><text:tab/>rt2.PrintRaw();</text:p>
      <text:p text:style-name="P76"><text:span text:style-name="T33"><text:tab/><text:tab/></text:span><text:span text:style-name="T62">/*warning*/</text:span><text:span text:style-name="T33">rt1 = </text:span><text:span text:style-name="T33">rt2</text:span><text:span text:style-name="T33">;</text:span><text:span text:style-name="T62">//reverse generate a warning</text:span></text:p>
      <text:p text:style-name="P32"><text:tab/><text:tab/>rt1.PrintRaw();</text:p>
      <text:p text:style-name="P32"><text:tab/>}</text:p>
      <text:p text:style-name="P33">}</text:p>
      <text:p text:style-name="P4">Output:</text:p>
      <text:p text:style-name="P3">5</text:p>
      <text:p text:style-name="P3">10</text:p>
      <text:p text:style-name="P3">5</text:p>
      <text:p text:style-name="P4">5</text:p>
      <text:p text:style-name="P4"/>
      <text:list xml:id="list73944226972417773" text:style-name="WWNum55">
        <text:list-item>
          <text:p text:style-name="P70"><text:span text:style-name="T30">Generic methods</text:span></text:p>
        </text:list-item>
      </text:list>
      <text:p text:style-name="P110"/>
      <text:list xml:id="list5574294473386568214" text:style-name="WWNum57">
        <text:list-item>
          <text:p text:style-name="P62"><text:span text:style-name="T19">Generic methods are the one which introduces their own generic type but the scope of type parameter is limited to scope.</text:span></text:p>
        </text:list-item>
        <text:list-item>
          <text:p text:style-name="P62"><text:span text:style-name="T19">Syntax:</text:span></text:p>
        </text:list-item>
      </text:list>
      <text:p text:style-name="P39">The syntax for a generic method includes a type parameter, inside angle brackets, and appears before the method's return type. For static generic methods, the type </text:p>
      <text:p text:style-name="P39">parameter section must appear before the method's return type.</text:p>
      <text:list xml:id="list7742812694194200727" text:style-name="WWNum59">
        <text:list-item>
          <text:p text:style-name="P63"><text:span text:style-name="T23">Example:</text:span></text:p>
        </text:list-item>
      </text:list>
      <text:p text:style-name="P7"/>
      <text:p text:style-name="P128"><text:span text:style-name="T47">package</text:span><text:span text:style-name="T39"> javaTutorial;</text:span></text:p>
      <text:p text:style-name="P125"/>
      <text:p text:style-name="P127"><text:span text:style-name="T47">class</text:span><text:span text:style-name="T39"> GenericMethClass1&lt;T&gt;</text:span></text:p>
      <text:p text:style-name="P126">{</text:p>
      <text:p text:style-name="P127"><text:span text:style-name="T39"><text:tab/>T </text:span><text:span text:style-name="T54">t</text:span><text:span text:style-name="T39">;</text:span></text:p>
      <text:p text:style-name="P126"><text:tab/>GenericMethClass1(T t1)</text:p>
      <text:p text:style-name="P126"><text:tab/>{</text:p>
      <text:p text:style-name="P127"><text:span text:style-name="T39"><text:tab/><text:tab/></text:span><text:span text:style-name="T54">t</text:span><text:span text:style-name="T39"> = t1;</text:span></text:p>
      <text:p text:style-name="P126"><text:tab/>}</text:p>
      <text:p text:style-name="P127"><text:span text:style-name="T39"><text:tab/>&lt;I&gt; </text:span><text:span text:style-name="T47">void</text:span><text:span text:style-name="T39"> meth1(I i1)</text:span></text:p>
      <text:p text:style-name="P126"><text:tab/>{</text:p>
      <text:p text:style-name="P127"><text:span text:style-name="T39"><text:tab/><text:tab/></text:span><text:span text:style-name="T47">if</text:span><text:span text:style-name="T39">(i1 == </text:span><text:span text:style-name="T54">t</text:span><text:span text:style-name="T39">)</text:span></text:p>
      <text:p text:style-name="P126"><text:tab/><text:tab/>{</text:p>
      <text:p text:style-name="P127"><text:span text:style-name="T39"><text:tab/><text:tab/><text:tab/>System.</text:span><text:span text:style-name="T53">out</text:span><text:span text:style-name="T39">.println(</text:span><text:span text:style-name="T60">"success"</text:span><text:span text:style-name="T39">);</text:span></text:p>
      <text:p text:style-name="P126"><text:tab/><text:tab/>}</text:p>
      <text:p text:style-name="P127"><text:span text:style-name="T39"><text:tab/><text:tab/></text:span><text:span text:style-name="T47">if</text:span><text:span text:style-name="T39">(i1 != </text:span><text:span text:style-name="T54">t</text:span><text:span text:style-name="T39">)</text:span></text:p>
      <text:p text:style-name="P126"><text:tab/><text:tab/>{</text:p>
      <text:p text:style-name="P127"><text:span text:style-name="T39"><text:tab/><text:tab/><text:tab/>System.</text:span><text:span text:style-name="T53">out</text:span><text:span text:style-name="T39">.println(</text:span><text:span text:style-name="T60">"failure"</text:span><text:span text:style-name="T39">);</text:span></text:p>
      <text:p text:style-name="P126"><text:tab/><text:tab/>}</text:p>
      <text:p text:style-name="P127"><text:span text:style-name="T39"><text:tab/></text:span><text:span text:style-name="T39">}</text:span></text:p>
      <text:p text:style-name="P126">}</text:p>
      <text:p text:style-name="P125"><text:soft-page-break/></text:p>
      <text:p text:style-name="P127"><text:span text:style-name="T47">public</text:span><text:span text:style-name="T39"> </text:span><text:span text:style-name="T47">class</text:span><text:span text:style-name="T39"> GenericMethClass</text:span></text:p>
      <text:p text:style-name="P126">{</text:p>
      <text:p text:style-name="P127"><text:span text:style-name="T39"><text:tab/></text:span><text:span text:style-name="T47">public</text:span><text:span text:style-name="T39"> </text:span><text:span text:style-name="T47">static</text:span><text:span text:style-name="T39"> </text:span><text:span text:style-name="T47">void</text:span><text:span text:style-name="T39"> main(String[] args)</text:span></text:p>
      <text:p text:style-name="P126"><text:tab/>{</text:p>
      <text:p text:style-name="P127"><text:span text:style-name="T39"><text:tab/><text:tab/>GenericMethClass1&lt;Integer&gt; gm = </text:span><text:span text:style-name="T47">new</text:span><text:span text:style-name="T39"> GenericMethClass1&lt;Integer&gt;(10);</text:span></text:p>
      <text:p text:style-name="P126"><text:tab/><text:tab/>gm.&lt;Integer&gt;meth1(10);</text:p>
      <text:p text:style-name="P126"><text:tab/><text:tab/>gm.&lt;String&gt;meth1(“StringArg”);</text:p>
      <text:p text:style-name="P127"><text:span text:style-name="T39"><text:tab/><text:tab/></text:span><text:span text:style-name="T63">//</text:span><text:span text:style-name="T63">gm</text:span><text:span text:style-name="T63">.&lt;String&gt;meth1(10);//The parameterized method &lt;String&gt;meth1(String) of type GenericMethClass1&lt;Integer&gt; is not applicable for the arguments (Integer)</text:span></text:p>
      <text:p text:style-name="P127"><text:span text:style-name="T39"><text:tab/><text:tab/></text:span><text:span text:style-name="T63">//</text:span><text:span text:style-name="T63">gm</text:span><text:span text:style-name="T63">.&lt;Integer&gt;meth1("</text:span><text:span text:style-name="T63">Jayant</text:span><text:span text:style-name="T63">");//The parameterized method &lt;Integer&gt;meth1(Integer) of type GenericMethClass1&lt;Integer&gt; is not applicable for the arguments (String)</text:span></text:p>
      <text:p text:style-name="P127"><text:span text:style-name="T39"><text:tab/><text:tab/>GenericMethClass1&lt;String&gt; gm1 = </text:span><text:span text:style-name="T47">new</text:span><text:span text:style-name="T39"> GenericMethClass1&lt;String&gt;(</text:span><text:span text:style-name="T60">"String"</text:span><text:span text:style-name="T39">);</text:span></text:p>
      <text:p text:style-name="P127"><text:span text:style-name="T39"><text:tab/><text:tab/>gm1.&lt;String&gt;meth1(</text:span><text:span text:style-name="T60">"Jayant"</text:span><text:span text:style-name="T39">);</text:span></text:p>
      <text:p text:style-name="P126"><text:tab/>}</text:p>
      <text:p text:style-name="P126">}</text:p>
      <text:p text:style-name="P3">Output:</text:p>
      <text:p text:style-name="P3">success</text:p>
      <text:p text:style-name="P3">failure</text:p>
      <text:p text:style-name="P3">failure</text:p>
      <text:p text:style-name="P19"/>
      <text:p text:style-name="P19"/>
      <text:list xml:id="list8718367031805967106" text:style-name="L8">
        <text:list-item>
          <text:p text:style-name="P51"><text:span text:style-name="T25">Example 2</text:span><text:span text:style-name="T20">:</text:span><text:span text:style-name="T29"> </text:span></text:p>
        </text:list-item>
      </text:list>
      <text:p text:style-name="P19"/>
      <text:p text:style-name="P121"><text:span text:style-name="T49">package</text:span><text:span text:style-name="T44"> generics;</text:span></text:p>
      <text:p text:style-name="P115"/>
      <text:p text:style-name="P120"><text:span text:style-name="T49">class</text:span><text:span text:style-name="T44"> GenericMeth1&lt;T&gt;</text:span></text:p>
      <text:p text:style-name="P118">{</text:p>
      <text:p text:style-name="P120"><text:span text:style-name="T44"><text:tab/>T </text:span><text:span text:style-name="T57">t</text:span><text:span text:style-name="T44">;</text:span></text:p>
      <text:p text:style-name="P118"><text:tab/>GenericMeth1(T t1)</text:p>
      <text:p text:style-name="P118"><text:tab/>{</text:p>
      <text:p text:style-name="P120"><text:span text:style-name="T44"><text:tab/><text:tab/></text:span><text:span text:style-name="T57">t</text:span><text:span text:style-name="T44"> = t1;</text:span></text:p>
      <text:p text:style-name="P118"><text:tab/>}</text:p>
      <text:p text:style-name="P120"><text:span text:style-name="T44"><text:tab/>&lt;M </text:span><text:span text:style-name="T49">extends</text:span><text:span text:style-name="T44"> </text:span><text:span text:style-name="T45">String</text:span><text:span text:style-name="T44">&gt; </text:span><text:span text:style-name="T49">void</text:span><text:span text:style-name="T44"> genMethod(M m)</text:span></text:p>
      <text:p text:style-name="P118"><text:tab/>{</text:p>
      <text:p text:style-name="P120"><text:span text:style-name="T44"><text:tab/><text:tab/></text:span><text:span text:style-name="T49">if</text:span><text:span text:style-name="T44"> (m == </text:span><text:span text:style-name="T57">t</text:span><text:span text:style-name="T44">)</text:span></text:p>
      <text:p text:style-name="P118"><text:tab/><text:tab/>{</text:p>
      <text:p text:style-name="P120"><text:span text:style-name="T44"><text:tab/><text:tab/><text:tab/>System.</text:span><text:span text:style-name="T58">out</text:span><text:span text:style-name="T44">.println(</text:span><text:span text:style-name="T61">"success"</text:span><text:span text:style-name="T44">);</text:span></text:p>
      <text:p text:style-name="P118"><text:tab/><text:tab/>}</text:p>
      <text:p text:style-name="P120"><text:span text:style-name="T44"><text:tab/><text:tab/></text:span><text:span text:style-name="T49">else</text:span></text:p>
      <text:p text:style-name="P120"><text:span text:style-name="T44"><text:tab/><text:tab/></text:span><text:span text:style-name="T49">if</text:span><text:span text:style-name="T44"> (m != </text:span><text:span text:style-name="T57">t</text:span><text:span text:style-name="T44">)</text:span></text:p>
      <text:p text:style-name="P118"><text:tab/><text:tab/>{</text:p>
      <text:p text:style-name="P120"><text:span text:style-name="T44"><text:tab/><text:tab/><text:tab/>System.</text:span><text:span text:style-name="T58">out</text:span><text:span text:style-name="T44">.println(</text:span><text:span text:style-name="T61">"failure"</text:span><text:span text:style-name="T44">);</text:span></text:p>
      <text:p text:style-name="P118"><text:tab/><text:tab/>}</text:p>
      <text:p text:style-name="P118"><text:tab/><text:tab/></text:p>
      <text:p text:style-name="P118"><text:tab/>}</text:p>
      <text:p text:style-name="P118">}</text:p>
      <text:p text:style-name="P115"/>
      <text:p text:style-name="P120"><text:span text:style-name="T49">public</text:span><text:span text:style-name="T44"> </text:span><text:span text:style-name="T49">class</text:span><text:span text:style-name="T44"> GenericMeth</text:span></text:p>
      <text:p text:style-name="P118">{</text:p>
      <text:p text:style-name="P120"><text:span text:style-name="T44"><text:tab/></text:span><text:span text:style-name="T49">public</text:span><text:span text:style-name="T44"> </text:span><text:span text:style-name="T49">static</text:span><text:span text:style-name="T44"> </text:span><text:span text:style-name="T49">void</text:span><text:span text:style-name="T44"> main(String[] args) </text:span></text:p>
      <text:p text:style-name="P118"><text:tab/>{</text:p>
      <text:p text:style-name="P120"><text:span text:style-name="T44"><text:tab/><text:tab/>GenericMeth1&lt;String&gt; gm11 = </text:span><text:span text:style-name="T49">new</text:span><text:span text:style-name="T44"> GenericMeth1&lt;&gt;(</text:span><text:span text:style-name="T61">"jayant"</text:span><text:span text:style-name="T44">);</text:span></text:p>
      <text:p text:style-name="P120"><text:span text:style-name="T44"><text:tab/><text:tab/>GenericMeth1&lt;Integer&gt; gm12 = </text:span><text:span text:style-name="T49">new</text:span><text:span text:style-name="T44"> GenericMeth1&lt;&gt;(10);</text:span></text:p>
      <text:p text:style-name="P118"><text:soft-page-break/><text:tab/><text:tab/></text:p>
      <text:p text:style-name="P120"><text:span text:style-name="T44"><text:tab/><text:tab/>gm11.&lt;String&gt;genMethod(</text:span><text:span text:style-name="T61">"jayant"</text:span><text:span text:style-name="T44">);</text:span></text:p>
      <text:p text:style-name="P120"><text:span text:style-name="T44"><text:tab/><text:tab/>gm12.&lt;String&gt;genMethod(</text:span><text:span text:style-name="T61">"joshi"</text:span><text:span text:style-name="T44">);</text:span></text:p>
      <text:p text:style-name="P118"><text:tab/><text:tab/></text:p>
      <text:p text:style-name="P118"><text:tab/>}</text:p>
      <text:p text:style-name="P118">}</text:p>
      <text:p text:style-name="P43">Output:</text:p>
      <text:p text:style-name="P43">success</text:p>
      <text:p text:style-name="P43">failure</text:p>
      <text:p text:style-name="P3"/>
      <text:list xml:id="list8584586470592506366" text:style-name="WWNum65">
        <text:list-item>
          <text:p text:style-name="P74"><text:span text:style-name="T30">Bounded Type Parameters</text:span></text:p>
        </text:list-item>
      </text:list>
      <text:list xml:id="list6468216311388319508" text:style-name="WWNum67">
        <text:list-item>
          <text:p text:style-name="P66"><text:span text:style-name="T19">Sometimes there could be times when one needs to restrict type argument in parameterized types. In the previous program we have seen that method ‘meth1’ has been used for both &lt;Integer&gt; and &lt;String&gt; type arguments. But if one wanted to restrict them to particular type argument then java provide ‘bounded type parameters’.</text:span></text:p>
        </text:list-item>
        <text:list-item>
          <text:p text:style-name="P66"><text:span text:style-name="T19">To declare bound type parameter, list the type parameter’s name, followed by extends keyword, followed by upper bound. Example is shown below.</text:span></text:p>
        </text:list-item>
      </text:list>
      <text:p text:style-name="P8"/>
      <text:p text:style-name="P82"><text:span text:style-name="T47">package</text:span><text:span text:style-name="T39"> javaTutorial;</text:span></text:p>
      <text:p text:style-name="P46"/>
      <text:p text:style-name="P77"><text:span text:style-name="T47">class</text:span><text:span text:style-name="T39"> BoundedTypeParameters1&lt;I </text:span><text:span text:style-name="T47">extends</text:span><text:span text:style-name="T39"> Number&gt;</text:span></text:p>
      <text:p text:style-name="P32">{</text:p>
      <text:p text:style-name="P77"><text:span text:style-name="T39"><text:tab/>I </text:span><text:span text:style-name="T54">i1</text:span><text:span text:style-name="T39">;</text:span></text:p>
      <text:p text:style-name="P77"><text:span text:style-name="T39"><text:tab/></text:span><text:span text:style-name="T47">void</text:span><text:span text:style-name="T39"> set(I i2)</text:span></text:p>
      <text:p text:style-name="P32"><text:tab/>{</text:p>
      <text:p text:style-name="P77"><text:span text:style-name="T39"><text:tab/><text:tab/></text:span><text:span text:style-name="T54">i1</text:span><text:span text:style-name="T39"> = i2;</text:span></text:p>
      <text:p text:style-name="P32"><text:tab/>}</text:p>
      <text:p text:style-name="P77"><text:span text:style-name="T39"><text:tab/></text:span><text:span text:style-name="T47">void</text:span><text:span text:style-name="T39"> printvalue()</text:span></text:p>
      <text:p text:style-name="P32"><text:tab/>{</text:p>
      <text:p text:style-name="P77"><text:span text:style-name="T39"><text:tab/><text:tab/>System.</text:span><text:span text:style-name="T53">out</text:span><text:span text:style-name="T39">.println(</text:span><text:span text:style-name="T60">"value is "</text:span><text:span text:style-name="T39">+</text:span><text:span text:style-name="T54">i1</text:span><text:span text:style-name="T39">);</text:span></text:p>
      <text:p text:style-name="P32"><text:tab/>}</text:p>
      <text:p text:style-name="P32">}</text:p>
      <text:p text:style-name="P112"/>
      <text:p text:style-name="P82"><text:span text:style-name="T47">public</text:span><text:span text:style-name="T39"> </text:span><text:span text:style-name="T47">class</text:span><text:span text:style-name="T39"> BoundedTypeParameters</text:span></text:p>
      <text:p text:style-name="P32">{</text:p>
      <text:p text:style-name="P77"><text:span text:style-name="T39"><text:tab/></text:span><text:span text:style-name="T47">public</text:span><text:span text:style-name="T39"> </text:span><text:span text:style-name="T47">static</text:span><text:span text:style-name="T39"> </text:span><text:span text:style-name="T47">void</text:span><text:span text:style-name="T39"> main(String[] args)</text:span></text:p>
      <text:p text:style-name="P32"><text:tab/>{</text:p>
      <text:p text:style-name="P77"><text:span text:style-name="T39"><text:tab/><text:tab/>BoundedTypeParameters1&lt;Integer&gt; bt = </text:span><text:span text:style-name="T47">new</text:span><text:span text:style-name="T39"> <text:tab/><text:tab/><text:tab/><text:tab/><text:tab/><text:tab/><text:tab/><text:tab/>BoundedTypeParameters1&lt;Integer&gt;();</text:span></text:p>
      <text:p text:style-name="P32"><text:tab/><text:tab/>bt.set(5);</text:p>
      <text:p text:style-name="P32"><text:tab/><text:tab/>bt.printvalue();</text:p>
      <text:p text:style-name="P77"><text:span text:style-name="T39"><text:tab/><text:tab/></text:span><text:span text:style-name="T63">//BoundedTypeParameters1&lt;String&gt; bt1 = new <text:tab/><text:tab/><text:tab/><text:tab/><text:tab/><text:tab/><text:tab/>BoundedTypeParameters1&lt;String&gt;();</text:span></text:p>
      <text:p text:style-name="P77"><text:span text:style-name="T39"><text:tab/><text:tab/></text:span><text:span text:style-name="T63">//Error:Bound mismatch: The type String is not a valid substitute for <text:tab/><text:tab/><text:tab/>the bounded parameter &lt;I extends Number&gt; of the type <text:tab/><text:tab/><text:tab/><text:tab/><text:tab/><text:tab/>BoundedTypeParameters1&lt;I&gt;<text:tab/></text:span></text:p>
      <text:p text:style-name="P32"><text:tab/>}</text:p>
      <text:p text:style-name="P32">}</text:p>
      <text:p text:style-name="P3">Output:</text:p>
      <text:p text:style-name="P3">value is 5</text:p>
      <text:p text:style-name="P3"/>
      <text:p text:style-name="P3"><text:soft-page-break/></text:p>
      <text:list xml:id="list7958542035183909156" text:style-name="WWNum73">
        <text:list-item>
          <text:p text:style-name="P67"><text:span text:style-name="T5">We can have classes and Interfaces too as <text:s/>bounded types. </text:span></text:p>
        </text:list-item>
        <text:list-item>
          <text:p text:style-name="P67"><text:span text:style-name="T5">When we have a class statement as Class A &lt;T extends SimpleClass&gt; it means that T can only be SimpleClass or its subclasses.</text:span></text:p>
        </text:list-item>
        <text:list-item>
          <text:p text:style-name="P67"><text:span text:style-name="T2">Example</text:span><text:span text:style-name="T5">:</text:span></text:p>
        </text:list-item>
      </text:list>
      <text:p text:style-name="P6"/>
      <text:p text:style-name="P80"><text:span text:style-name="T46">package</text:span><text:span text:style-name="T33"> javaTutorial;</text:span></text:p>
      <text:p text:style-name="P5"/>
      <text:p text:style-name="P1"><text:span text:style-name="T46">class</text:span><text:span text:style-name="T33"> AppleClass&lt;C&gt;</text:span></text:p>
      <text:p text:style-name="P3">{</text:p>
      <text:p text:style-name="P1"><text:span text:style-name="T33"><text:tab/>C </text:span><text:span text:style-name="T50">color1</text:span><text:span text:style-name="T33">;</text:span></text:p>
      <text:p text:style-name="P3"><text:tab/>AppleClass(C color)</text:p>
      <text:p text:style-name="P3"><text:tab/>{</text:p>
      <text:p text:style-name="P1"><text:span text:style-name="T33"><text:tab/><text:tab/></text:span><text:span text:style-name="T50">color1</text:span><text:span text:style-name="T33"> = color;</text:span></text:p>
      <text:p text:style-name="P3"><text:tab/>}</text:p>
      <text:p text:style-name="P1"><text:span text:style-name="T33"><text:tab/></text:span><text:span text:style-name="T46">void</text:span><text:span text:style-name="T33"> setColor(C color)</text:span></text:p>
      <text:p text:style-name="P3"><text:tab/>{</text:p>
      <text:p text:style-name="P1"><text:span text:style-name="T33"><text:tab/><text:tab/></text:span><text:span text:style-name="T50">color1</text:span><text:span text:style-name="T33"> = </text:span><text:span text:style-name="T50">color1</text:span><text:span text:style-name="T33">;</text:span></text:p>
      <text:p text:style-name="P3"><text:tab/>}</text:p>
      <text:p text:style-name="P3"><text:tab/>C getColor()</text:p>
      <text:p text:style-name="P3"><text:tab/>{</text:p>
      <text:p text:style-name="P1"><text:span text:style-name="T33"><text:tab/><text:tab/></text:span><text:span text:style-name="T46">return</text:span><text:span text:style-name="T33"> </text:span><text:span text:style-name="T50">color1</text:span><text:span text:style-name="T33">;</text:span></text:p>
      <text:p text:style-name="P3"><text:tab/>}</text:p>
      <text:p text:style-name="P3">}</text:p>
      <text:p text:style-name="P5"/>
      <text:p text:style-name="P1"><text:span text:style-name="T46">class</text:span><text:span text:style-name="T33"> RedAppleContainer&lt;A </text:span><text:span text:style-name="T46">extends</text:span><text:span text:style-name="T33"> </text:span><text:span text:style-name="T36">AppleClass</text:span><text:span text:style-name="T33">&gt;</text:span></text:p>
      <text:p text:style-name="P3">{</text:p>
      <text:p text:style-name="P1"><text:span text:style-name="T33"><text:tab/>A </text:span><text:span text:style-name="T50">apple</text:span><text:span text:style-name="T33">;</text:span></text:p>
      <text:p text:style-name="P1"><text:span text:style-name="T33"><text:tab/></text:span><text:span text:style-name="T46">void</text:span><text:span text:style-name="T33"> checkApple(A apple1)</text:span></text:p>
      <text:p text:style-name="P3"><text:tab/>{</text:p>
      <text:p text:style-name="P1"><text:span text:style-name="T33"><text:tab/><text:tab/></text:span><text:span text:style-name="T46">if</text:span><text:span text:style-name="T33">(apple1.</text:span><text:span text:style-name="T50">color1</text:span><text:span text:style-name="T33"> == </text:span><text:span text:style-name="T59">"red"</text:span><text:span text:style-name="T33">)</text:span></text:p>
      <text:p text:style-name="P3"><text:tab/><text:tab/>{</text:p>
      <text:p text:style-name="P1"><text:span text:style-name="T33"><text:tab/><text:tab/><text:tab/></text:span><text:span text:style-name="T50">apple</text:span><text:span text:style-name="T33"> = apple1;</text:span></text:p>
      <text:p text:style-name="P1"><text:span text:style-name="T33"><text:tab/><text:tab/><text:tab/>System.</text:span><text:span text:style-name="T51">out</text:span><text:span text:style-name="T33">.println(</text:span><text:span text:style-name="T59">"Its a red apple"</text:span><text:span text:style-name="T33">);</text:span></text:p>
      <text:p text:style-name="P3"><text:tab/><text:tab/>}</text:p>
      <text:p text:style-name="P1"><text:span text:style-name="T33"><text:tab/><text:tab/></text:span><text:span text:style-name="T46">else</text:span></text:p>
      <text:p text:style-name="P3"><text:tab/><text:tab/>{</text:p>
      <text:p text:style-name="P1"><text:span text:style-name="T33"><text:tab/><text:tab/><text:tab/>System.</text:span><text:span text:style-name="T51">out</text:span><text:span text:style-name="T33">.println(</text:span><text:span text:style-name="T59">"Its not a red apple its "</text:span><text:span text:style-name="T33">+apple1.</text:span><text:span text:style-name="T50">color1</text:span><text:span text:style-name="T33">);</text:span></text:p>
      <text:p text:style-name="P10"><text:tab/>}</text:p>
      <text:p text:style-name="P10">}</text:p>
      <text:p text:style-name="P3">}</text:p>
      <text:p text:style-name="P11"/>
      <text:p text:style-name="P80"><text:span text:style-name="T46">class</text:span><text:span text:style-name="T33"> SmallApple&lt;S&gt; </text:span><text:span text:style-name="T46">extends</text:span><text:span text:style-name="T33"> AppleClass&lt;S&gt;</text:span></text:p>
      <text:p text:style-name="P3">{</text:p>
      <text:p text:style-name="P1"><text:span text:style-name="T33"><text:tab/>S </text:span><text:span text:style-name="T50">color2</text:span><text:span text:style-name="T33">;</text:span></text:p>
      <text:p text:style-name="P3"><text:tab/></text:p>
      <text:p text:style-name="P3"><text:tab/>SmallApple(S color)</text:p>
      <text:p text:style-name="P3"><text:tab/>{</text:p>
      <text:p text:style-name="P1"><text:span text:style-name="T33"><text:tab/><text:tab/></text:span><text:span text:style-name="T46">super</text:span><text:span text:style-name="T33">(color);</text:span></text:p>
      <text:p text:style-name="P1"><text:span text:style-name="T33"><text:tab/><text:tab/></text:span><text:span text:style-name="T50">color2</text:span><text:span text:style-name="T33"> = color;</text:span></text:p>
      <text:p text:style-name="P3"><text:tab/>}</text:p>
      <text:p text:style-name="P3"><text:tab/>S getColor1()</text:p>
      <text:p text:style-name="P3"><text:tab/>{</text:p>
      <text:p text:style-name="P1"><text:soft-page-break/><text:span text:style-name="T33"><text:tab/><text:tab/></text:span><text:span text:style-name="T46">return</text:span><text:span text:style-name="T33"> </text:span><text:span text:style-name="T50">color2</text:span><text:span text:style-name="T33">;</text:span></text:p>
      <text:p text:style-name="P3"><text:tab/>}</text:p>
      <text:p text:style-name="P3">}</text:p>
      <text:p text:style-name="P5"/>
      <text:p text:style-name="P1"><text:span text:style-name="T46">public</text:span><text:span text:style-name="T33"> </text:span><text:span text:style-name="T46">class</text:span><text:span text:style-name="T33"> AppleContainerClass {</text:span></text:p>
      <text:p text:style-name="P3"><text:tab/></text:p>
      <text:p text:style-name="P1"><text:span text:style-name="T33"><text:tab/></text:span><text:span text:style-name="T46">public</text:span><text:span text:style-name="T33"> </text:span><text:span text:style-name="T46">static</text:span><text:span text:style-name="T33"> </text:span><text:span text:style-name="T46">void</text:span><text:span text:style-name="T33"> main(String[] args) </text:span></text:p>
      <text:p text:style-name="P3"><text:tab/>{</text:p>
      <text:p text:style-name="P1"><text:span text:style-name="T33"><text:tab/><text:tab/>AppleClass&lt;String&gt; apple1 = </text:span><text:span text:style-name="T46">new</text:span><text:span text:style-name="T33"> AppleClass&lt;String&gt;(</text:span><text:span text:style-name="T59">"red"</text:span><text:span text:style-name="T33">);</text:span></text:p>
      <text:p text:style-name="P1"><text:span text:style-name="T33"><text:tab/><text:tab/>System.</text:span><text:span text:style-name="T51">out</text:span><text:span text:style-name="T33">.println(</text:span><text:span text:style-name="T59">"color of apple is "</text:span><text:span text:style-name="T33">+apple1.getColor());</text:span></text:p>
      <text:p text:style-name="P3"><text:tab/><text:tab/></text:p>
      <text:p text:style-name="P1"><text:span text:style-name="T33"><text:tab/><text:tab/>AppleClass&lt;String&gt; apple2 = </text:span><text:span text:style-name="T46">new</text:span><text:span text:style-name="T33"> AppleClass&lt;String&gt;(</text:span><text:span text:style-name="T59">"green"</text:span><text:span text:style-name="T33">);</text:span></text:p>
      <text:p text:style-name="P1"><text:span text:style-name="T33"><text:tab/><text:tab/>System.</text:span><text:span text:style-name="T51">out</text:span><text:span text:style-name="T33">.println(</text:span><text:span text:style-name="T59">"color of apple is "</text:span><text:span text:style-name="T33">+apple2.getColor());</text:span></text:p>
      <text:p text:style-name="P3"><text:tab/><text:tab/></text:p>
      <text:p text:style-name="P1"><text:span text:style-name="T33"><text:tab/><text:tab/>SmallApple&lt;String&gt; sa = </text:span><text:span text:style-name="T46">new</text:span><text:span text:style-name="T33"> SmallApple&lt;String&gt;(</text:span><text:span text:style-name="T59">"red"</text:span><text:span text:style-name="T33">);</text:span></text:p>
      <text:p text:style-name="P1"><text:span text:style-name="T33"><text:tab/><text:tab/>System.</text:span><text:span text:style-name="T51">out</text:span><text:span text:style-name="T33">.println(</text:span><text:span text:style-name="T59">"color of small apple is "</text:span><text:span text:style-name="T33">+sa.getColor1());</text:span></text:p>
      <text:p text:style-name="P3"><text:tab/><text:tab/></text:p>
      <text:p text:style-name="P1"><text:span text:style-name="T33"><text:tab/><text:tab/>SmallApple&lt;String&gt; sa2 = </text:span><text:span text:style-name="T46">new</text:span><text:span text:style-name="T33"> SmallApple&lt;String&gt;(</text:span><text:span text:style-name="T59">"green"</text:span><text:span text:style-name="T33">);</text:span></text:p>
      <text:p text:style-name="P1"><text:span text:style-name="T33"><text:tab/><text:tab/>System.</text:span><text:span text:style-name="T51">out</text:span><text:span text:style-name="T33">.println(</text:span><text:span text:style-name="T59">"color of small apple is "</text:span><text:span text:style-name="T33">+sa2.getColor1());</text:span></text:p>
      <text:p text:style-name="P3"><text:tab/></text:p>
      <text:p text:style-name="P3"><text:tab/><text:tab/><text:tab/><text:tab/></text:p>
      <text:p text:style-name="P1"><text:span text:style-name="T33"><text:tab/><text:tab/>RedAppleContainer&lt;AppleClass&lt;String&gt;&gt; rac = </text:span><text:span text:style-name="T46">new</text:span><text:span text:style-name="T33"> <text:tab/><text:tab/><text:tab/><text:tab/><text:tab/><text:tab/>RedAppleContainer&lt;AppleClass&lt;String&gt;&gt;();</text:span></text:p>
      <text:p text:style-name="P10"><text:tab/>rac.checkApple(apple1);</text:p>
      <text:p text:style-name="P10"><text:tab/>rac.checkApple(apple2);</text:p>
      <text:p text:style-name="P10"><text:tab/>rac.checkApple(sa);</text:p>
      <text:p text:style-name="P10"><text:tab/>rac.checkApple(sa2);</text:p>
      <text:p text:style-name="P10"><text:tab/><text:tab/></text:p>
      <text:p text:style-name="P1"><text:span text:style-name="T33"><text:tab/><text:tab/>RedAppleContainer&lt;SmallApple&lt;String&gt;&gt; sac = </text:span><text:span text:style-name="T46">new</text:span><text:span text:style-name="T33"> <text:tab/><text:tab/><text:tab/><text:tab/><text:tab/><text:tab/>RedAppleContainer&lt;SmallApple&lt;String&gt;&gt;();</text:span></text:p>
      <text:p text:style-name="P10"><text:tab/>sac.checkApple(sa);</text:p>
      <text:p text:style-name="P10">}</text:p>
      <text:p text:style-name="P3">}</text:p>
      <text:p text:style-name="P86">Output:</text:p>
      <text:p text:style-name="P3">color of apple is red</text:p>
      <text:p text:style-name="P3">color of apple is green</text:p>
      <text:p text:style-name="P3">color of small apple is red</text:p>
      <text:p text:style-name="P3">color of small apple is green</text:p>
      <text:p text:style-name="P3">Its a red apple</text:p>
      <text:p text:style-name="P3">Its not a red apple its green</text:p>
      <text:p text:style-name="P3">Its a red apple</text:p>
      <text:p text:style-name="P3">Its not a red apple its green</text:p>
      <text:p text:style-name="P3">Its a red apple</text:p>
      <text:p text:style-name="P10"/>
      <text:p text:style-name="P5"/>
      <text:list xml:id="list5857321693293202990" text:style-name="WWNum86">
        <text:list-item>
          <text:p text:style-name="P75"><text:span text:style-name="T12">Generic Method</text:span><text:span text:style-name="T10">:</text:span></text:p>
        </text:list-item>
      </text:list>
      <text:p text:style-name="P41">The syntax for a generic method includes a type parameter, inside angle brackets, and appears before the method's return type. For static generic methods, the type parameter section must appear before the method's return type.</text:p>
      <text:p text:style-name="P5"/>
      <text:p text:style-name="P122"><text:span text:style-name="T46">package</text:span><text:span text:style-name="T33"> javaTutorial;</text:span></text:p>
      <text:p text:style-name="P116"/>
      <text:p text:style-name="P117"><text:span text:style-name="T46">class</text:span><text:span text:style-name="T33"> Pair&lt;K, V&gt;</text:span></text:p>
      <text:p text:style-name="P119"><text:soft-page-break/>{</text:p>
      <text:p text:style-name="P117"><text:span text:style-name="T33"><text:tab/>K </text:span><text:span text:style-name="T50">key</text:span><text:span text:style-name="T33">;</text:span></text:p>
      <text:p text:style-name="P117"><text:span text:style-name="T33"><text:tab/>V </text:span><text:span text:style-name="T50">value</text:span><text:span text:style-name="T33">;</text:span></text:p>
      <text:p text:style-name="P117"><text:span text:style-name="T33"><text:tab/></text:span><text:span text:style-name="T46">public</text:span><text:span text:style-name="T33"> Pair(K k1, V v1)</text:span></text:p>
      <text:p text:style-name="P119"><text:tab/>{</text:p>
      <text:p text:style-name="P117"><text:span text:style-name="T33"><text:tab/><text:tab/></text:span><text:span text:style-name="T46">this</text:span><text:span text:style-name="T33">.</text:span><text:span text:style-name="T50">key</text:span><text:span text:style-name="T33"> = k1;</text:span></text:p>
      <text:p text:style-name="P117"><text:span text:style-name="T33"><text:tab/><text:tab/></text:span><text:span text:style-name="T46">this</text:span><text:span text:style-name="T33">.</text:span><text:span text:style-name="T50">value</text:span><text:span text:style-name="T33"> = v1;</text:span></text:p>
      <text:p text:style-name="P119"><text:tab/>}</text:p>
      <text:p text:style-name="P117"><text:span text:style-name="T33"><text:tab/></text:span><text:span text:style-name="T46">public</text:span><text:span text:style-name="T33"> </text:span><text:span text:style-name="T46">void</text:span><text:span text:style-name="T33"> setKey(K key1)</text:span></text:p>
      <text:p text:style-name="P119"><text:tab/>{</text:p>
      <text:p text:style-name="P117"><text:span text:style-name="T33"><text:tab/><text:tab/></text:span><text:span text:style-name="T46">this</text:span><text:span text:style-name="T33">.</text:span><text:span text:style-name="T50">key</text:span><text:span text:style-name="T33"> = key1;</text:span></text:p>
      <text:p text:style-name="P119"><text:tab/>}</text:p>
      <text:p text:style-name="P117"><text:span text:style-name="T33"><text:tab/></text:span><text:span text:style-name="T46">public</text:span><text:span text:style-name="T33"> </text:span><text:span text:style-name="T46">void</text:span><text:span text:style-name="T33"> setValue(V value1)</text:span></text:p>
      <text:p text:style-name="P119"><text:tab/>{</text:p>
      <text:p text:style-name="P117"><text:span text:style-name="T33"><text:tab/><text:tab/></text:span><text:span text:style-name="T46">this</text:span><text:span text:style-name="T33">.</text:span><text:span text:style-name="T50">value</text:span><text:span text:style-name="T33"> = value1;</text:span></text:p>
      <text:p text:style-name="P119"><text:tab/>}</text:p>
      <text:p text:style-name="P117"><text:span text:style-name="T33"><text:tab/></text:span><text:span text:style-name="T46">public</text:span><text:span text:style-name="T33"> K getKey()</text:span></text:p>
      <text:p text:style-name="P119"><text:tab/>{</text:p>
      <text:p text:style-name="P117"><text:span text:style-name="T33"><text:tab/><text:tab/></text:span><text:span text:style-name="T46">return</text:span><text:span text:style-name="T33"> </text:span><text:span text:style-name="T50">key</text:span><text:span text:style-name="T33">;</text:span></text:p>
      <text:p text:style-name="P119"><text:tab/>}</text:p>
      <text:p text:style-name="P117"><text:span text:style-name="T33"><text:tab/></text:span><text:span text:style-name="T46">public</text:span><text:span text:style-name="T33"> V getValue()</text:span></text:p>
      <text:p text:style-name="P119"><text:tab/>{</text:p>
      <text:p text:style-name="P117"><text:span text:style-name="T33"><text:tab/><text:tab/></text:span><text:span text:style-name="T46">return</text:span><text:span text:style-name="T33"> </text:span><text:span text:style-name="T50">value</text:span><text:span text:style-name="T33">;</text:span></text:p>
      <text:p text:style-name="P119"><text:tab/>}</text:p>
      <text:p text:style-name="P119">}</text:p>
      <text:p text:style-name="P116"/>
      <text:p text:style-name="P117"><text:span text:style-name="T46">class</text:span><text:span text:style-name="T33"> Util</text:span></text:p>
      <text:p text:style-name="P119">{</text:p>
      <text:p text:style-name="P117"><text:span text:style-name="T33"><text:tab/></text:span><text:span text:style-name="T62">//generic method</text:span></text:p>
      <text:p text:style-name="P117"><text:span text:style-name="T33"><text:tab/></text:span><text:span text:style-name="T46">public</text:span><text:span text:style-name="T33"> </text:span><text:span text:style-name="T46">static</text:span><text:span text:style-name="T33"> &lt;K, V&gt; </text:span><text:span text:style-name="T46">boolean</text:span><text:span text:style-name="T33"> compare(Pair&lt;K,V&gt; p1, Pair&lt;K, V&gt; p2)</text:span></text:p>
      <text:p text:style-name="P119"><text:tab/>{</text:p>
      <text:p text:style-name="P117"><text:span text:style-name="T33"><text:tab/><text:tab/> </text:span><text:span text:style-name="T46">return</text:span><text:span text:style-name="T33"> p1.getKey().equals(p2.getKey()) &amp;&amp;</text:span></text:p>
      <text:p text:style-name="P119"><text:s text:c="9"/>p1.getValue().equals(p2.getValue());</text:p>
      <text:p text:style-name="P119"><text:tab/>}</text:p>
      <text:p text:style-name="P119">}</text:p>
      <text:p text:style-name="P116"/>
      <text:p text:style-name="P117"><text:span text:style-name="T46">public</text:span><text:span text:style-name="T33"> </text:span><text:span text:style-name="T46">class</text:span><text:span text:style-name="T33"> GenericMethodClass</text:span></text:p>
      <text:p text:style-name="P119">{</text:p>
      <text:p text:style-name="P117"><text:span text:style-name="T33"><text:tab/></text:span><text:span text:style-name="T46">public</text:span><text:span text:style-name="T33"> </text:span><text:span text:style-name="T46">static</text:span><text:span text:style-name="T33"> </text:span><text:span text:style-name="T46">void</text:span><text:span text:style-name="T33"> main(String[] args)</text:span></text:p>
      <text:p text:style-name="P119"><text:tab/>{</text:p>
      <text:p text:style-name="P117"><text:span text:style-name="T33"><text:tab/><text:tab/>Pair&lt;Integer, String&gt; p1 = </text:span><text:span text:style-name="T46">new</text:span><text:span text:style-name="T33"> Pair&lt;Integer, String&gt;(1, </text:span><text:span text:style-name="T59">"apple"</text:span><text:span text:style-name="T33">);</text:span></text:p>
      <text:p text:style-name="P117"><text:span text:style-name="T33"><text:tab/><text:tab/>Pair&lt;Integer, String&gt; p2 = </text:span><text:span text:style-name="T46">new</text:span><text:span text:style-name="T33"> Pair&lt;Integer, String&gt;(2, </text:span><text:span text:style-name="T59">"pear"</text:span><text:span text:style-name="T33">);</text:span></text:p>
      <text:p text:style-name="P117"><text:span text:style-name="T33"><text:tab/><text:tab/>Pair&lt;Integer, String&gt; p3 = </text:span><text:span text:style-name="T46">new</text:span><text:span text:style-name="T33"> Pair&lt;Integer, String&gt;(1, </text:span><text:span text:style-name="T59">"apple"</text:span><text:span text:style-name="T33">);</text:span></text:p>
      <text:p text:style-name="P117"><text:span text:style-name="T33"><text:tab/><text:tab/></text:span><text:span text:style-name="T46">boolean</text:span><text:span text:style-name="T33"> same1 = Util.</text:span><text:span text:style-name="T37">compare</text:span><text:span text:style-name="T33">(p1, p2);</text:span></text:p>
      <text:p text:style-name="P117"><text:span text:style-name="T33"><text:tab/><text:tab/></text:span><text:span text:style-name="T46">boolean</text:span><text:span text:style-name="T33"> same2 = Util.</text:span><text:span text:style-name="T37">compare</text:span><text:span text:style-name="T33">(p1, p3);</text:span></text:p>
      <text:p text:style-name="P117"><text:span text:style-name="T33"><text:tab/><text:tab/>System.</text:span><text:span text:style-name="T51">out</text:span><text:span text:style-name="T33">.println(same1);</text:span></text:p>
      <text:p text:style-name="P117"><text:span text:style-name="T33"><text:tab/><text:tab/>System.</text:span><text:span text:style-name="T51">out</text:span><text:span text:style-name="T33">.println(same2);</text:span></text:p>
      <text:p text:style-name="P119"><text:tab/>}</text:p>
      <text:p text:style-name="P119">}</text:p>
      <text:p text:style-name="P3">Output</text:p>
      <text:p text:style-name="P3">false</text:p>
      <text:p text:style-name="P3">true</text:p>
      <text:p text:style-name="P12"/>
      <text:list xml:id="list282381543390999586" text:style-name="L9">
        <text:list-item>
          <text:p text:style-name="P69"><text:span text:style-name="T16">Example 2</text:span></text:p>
        </text:list-item>
      </text:list>
      <text:p text:style-name="P16"/>
      <text:p text:style-name="P77"><text:span text:style-name="T47">package</text:span><text:span text:style-name="T39"> javaTutorial;</text:span></text:p>
      <text:p text:style-name="P46"><text:soft-page-break/></text:p>
      <text:p text:style-name="P77"><text:span text:style-name="T47">public</text:span><text:span text:style-name="T39"> </text:span><text:span text:style-name="T47">class</text:span><text:span text:style-name="T39"> GenericMethodTest</text:span></text:p>
      <text:p text:style-name="P32">{</text:p>
      <text:p text:style-name="P77"><text:span text:style-name="T39"><text:s text:c="3"/></text:span><text:span text:style-name="T63">// generic method printArray <text:s text:c="24"/></text:span></text:p>
      <text:p text:style-name="P77"><text:span text:style-name="T39"><text:s text:c="3"/></text:span><text:span text:style-name="T47">public</text:span><text:span text:style-name="T39"> </text:span><text:span text:style-name="T47">static</text:span><text:span text:style-name="T39"> &lt; E &gt; </text:span><text:span text:style-name="T47">void</text:span><text:span text:style-name="T39"> printArray( E[] inputArray )</text:span></text:p>
      <text:p text:style-name="P32"><text:s text:c="3"/>{</text:p>
      <text:p text:style-name="P77"><text:span text:style-name="T39"><text:s text:c="6"/></text:span><text:span text:style-name="T63">// Display array elements <text:s text:c="13"/></text:span></text:p>
      <text:p text:style-name="P77"><text:span text:style-name="T39"><text:s text:c="9"/></text:span><text:span text:style-name="T47">for</text:span><text:span text:style-name="T39"> ( E </text:span><text:span text:style-name="T39">element</text:span><text:span text:style-name="T39"> : inputArray ){ <text:s text:c="7"/></text:span></text:p>
      <text:p text:style-name="P77"><text:span text:style-name="T39"><text:s text:c="12"/>System.</text:span><text:span text:style-name="T53">out</text:span><text:span text:style-name="T39">.printf(</text:span><text:span text:style-name="T60">"%s "</text:span><text:span text:style-name="T39">, </text:span><text:span text:style-name="T39">element</text:span><text:span text:style-name="T39">);</text:span><text:span text:style-name="T63"> //its </text:span><text:span text:style-name="T63">printf</text:span></text:p>
      <text:p text:style-name="P32"><text:s text:c="9"/>}</text:p>
      <text:p text:style-name="P77"><text:span text:style-name="T39"><text:s text:c="9"/>System.</text:span><text:span text:style-name="T53">out</text:span><text:span text:style-name="T39">.println();</text:span></text:p>
      <text:p text:style-name="P32"><text:s text:c="4"/>}</text:p>
      <text:p text:style-name="P46"/>
      <text:p text:style-name="P77"><text:span text:style-name="T39"><text:s text:c="4"/></text:span><text:span text:style-name="T47">public</text:span><text:span text:style-name="T39"> </text:span><text:span text:style-name="T47">static</text:span><text:span text:style-name="T39"> </text:span><text:span text:style-name="T47">void</text:span><text:span text:style-name="T39"> main( String args[] )</text:span></text:p>
      <text:p text:style-name="P32"><text:s text:c="4"/>{</text:p>
      <text:p text:style-name="P77"><text:span text:style-name="T39"><text:s text:c="8"/></text:span><text:span text:style-name="T63">// Create arrays of Integer, Double and Character</text:span></text:p>
      <text:p text:style-name="P32"><text:s text:c="8"/>Integer[] intArray = { 1, 2, 3, 4, 5 };</text:p>
      <text:p text:style-name="P32"><text:s text:c="8"/>Double[] doubleArray = { 1.1, 2.2, 3.3, 4.4 };</text:p>
      <text:p text:style-name="P77"><text:span text:style-name="T39"><text:s text:c="8"/>Character[] charArray = { </text:span><text:span text:style-name="T60">'H'</text:span><text:span text:style-name="T39">, </text:span><text:span text:style-name="T60">'E'</text:span><text:span text:style-name="T39">, </text:span><text:span text:style-name="T60">'L'</text:span><text:span text:style-name="T39">, </text:span><text:span text:style-name="T60">'L'</text:span><text:span text:style-name="T39">, </text:span><text:span text:style-name="T60">'O'</text:span><text:span text:style-name="T39"> };</text:span></text:p>
      <text:p text:style-name="P46"/>
      <text:p text:style-name="P77"><text:span text:style-name="T39"><text:s text:c="8"/>System.</text:span><text:span text:style-name="T53">out</text:span><text:span text:style-name="T39">.println( </text:span><text:span text:style-name="T60">"Array integerArray contains:"</text:span><text:span text:style-name="T39"> );</text:span></text:p>
      <text:p text:style-name="P77"><text:span text:style-name="T39"><text:s text:c="8"/></text:span><text:span text:style-name="T38">printArray</text:span><text:span text:style-name="T39">( intArray <text:s/>); </text:span><text:span text:style-name="T63">// pass an Integer array</text:span></text:p>
      <text:p text:style-name="P46"/>
      <text:p text:style-name="P77"><text:span text:style-name="T39"><text:s text:c="8"/>System.</text:span><text:span text:style-name="T53">out</text:span><text:span text:style-name="T39">.println( </text:span><text:span text:style-name="T60">"\nArray doubleArray contains:"</text:span><text:span text:style-name="T39"> );</text:span></text:p>
      <text:p text:style-name="P77"><text:span text:style-name="T39"><text:s text:c="8"/></text:span><text:span text:style-name="T38">printArray</text:span><text:span text:style-name="T39">( doubleArray ); </text:span><text:span text:style-name="T63">// pass a Double array</text:span></text:p>
      <text:p text:style-name="P46"/>
      <text:p text:style-name="P77"><text:span text:style-name="T39"><text:s text:c="8"/>System.</text:span><text:span text:style-name="T53">out</text:span><text:span text:style-name="T39">.println( </text:span><text:span text:style-name="T60">"\nArray characterArray contains:"</text:span><text:span text:style-name="T39"> );</text:span></text:p>
      <text:p text:style-name="P77"><text:span text:style-name="T39"><text:s text:c="8"/></text:span><text:span text:style-name="T38">printArray</text:span><text:span text:style-name="T39">( charArray ); </text:span><text:span text:style-name="T63">// pass a Character array</text:span></text:p>
      <text:p text:style-name="P32"><text:s text:c="4"/>} </text:p>
      <text:p text:style-name="P32">}</text:p>
      <text:p text:style-name="P86">Output</text:p>
      <text:p text:style-name="P3">Array integerArray contains:</text:p>
      <text:p text:style-name="P3">1 2 3 4 5 </text:p>
      <text:p text:style-name="P5"/>
      <text:p text:style-name="P3">Array doubleArray contains:</text:p>
      <text:p text:style-name="P3">1.1 2.2 3.3 4.4 </text:p>
      <text:p text:style-name="P5"/>
      <text:p text:style-name="P3">Array characterArray contains:</text:p>
      <text:p text:style-name="P3">H E L L O</text:p>
      <text:p text:style-name="P16"/>
      <text:list xml:id="list8172363755760357536" text:style-name="WWNum92">
        <text:list-item>
          <text:p text:style-name="P71"><text:span text:style-name="T8">Like raw types we can call generic methods also as shown below</text:span></text:p>
        </text:list-item>
      </text:list>
      <text:p text:style-name="P6"/>
      <text:p text:style-name="P1"><text:span text:style-name="T46">package</text:span><text:span text:style-name="T33"> generics;</text:span></text:p>
      <text:p text:style-name="P5"/>
      <text:p text:style-name="P1"><text:span text:style-name="T46">class</text:span><text:span text:style-name="T33"> GenMethCheck1</text:span></text:p>
      <text:p text:style-name="P3">{</text:p>
      <text:p text:style-name="P1"><text:span text:style-name="T33"><text:tab/>&lt;T&gt; </text:span><text:span text:style-name="T46">void</text:span><text:span text:style-name="T33"> method()</text:span></text:p>
      <text:p text:style-name="P3"><text:tab/>{</text:p>
      <text:p text:style-name="P1"><text:span text:style-name="T33"><text:tab/><text:tab/>System.</text:span><text:span text:style-name="T52">out</text:span><text:span text:style-name="T33">.println(</text:span><text:span text:style-name="T59">"Inside method"</text:span><text:span text:style-name="T33">);</text:span></text:p>
      <text:p text:style-name="P3"><text:tab/>}</text:p>
      <text:p text:style-name="P3">}</text:p>
      <text:p text:style-name="P5"/>
      <text:p text:style-name="P1"><text:span text:style-name="T46">public</text:span><text:span text:style-name="T33"> </text:span><text:span text:style-name="T46">class</text:span><text:span text:style-name="T33"> GenMethCheck</text:span></text:p>
      <text:p text:style-name="P3">{</text:p>
      <text:p text:style-name="P1"><text:span text:style-name="T33"><text:tab/></text:span><text:span text:style-name="T46">public</text:span><text:span text:style-name="T33"> </text:span><text:span text:style-name="T46">static</text:span><text:span text:style-name="T33"> </text:span><text:span text:style-name="T46">void</text:span><text:span text:style-name="T33"> main(String[] </text:span><text:span text:style-name="T65">args</text:span><text:span text:style-name="T33">) </text:span></text:p>
      <text:p text:style-name="P3"><text:tab/>{</text:p>
      <text:p text:style-name="P1"><text:soft-page-break/><text:span text:style-name="T33"><text:tab/><text:tab/>GenMethCheck1 </text:span><text:span text:style-name="T65">gmc</text:span><text:span text:style-name="T33"> = </text:span><text:span text:style-name="T46">new</text:span><text:span text:style-name="T33"> GenMethCheck1();</text:span></text:p>
      <text:p text:style-name="P1"><text:span text:style-name="T33"><text:tab/><text:tab/></text:span><text:span text:style-name="T65">gmc</text:span><text:span text:style-name="T33">.method();</text:span></text:p>
      <text:p text:style-name="P3"><text:tab/>}</text:p>
      <text:p text:style-name="P3">}</text:p>
      <text:p text:style-name="P1"><text:span text:style-name="T14">Output</text:span><text:span text:style-name="T6">:</text:span></text:p>
      <text:p text:style-name="P3">Inside method</text:p>
      <text:p text:style-name="P5"/>
      <text:list xml:id="list210788057904823483" text:style-name="WWNum94">
        <text:list-item>
          <text:p text:style-name="P73"><text:span text:style-name="T11">Generic Interface</text:span><text:span text:style-name="T9">:</text:span></text:p>
          <text:p text:style-name="P53"><text:span text:style-name="T7"/></text:p>
          <text:p text:style-name="P53"><text:span text:style-name="T7"><text:s text:c="34"/></text:span></text:p>
          <text:p text:style-name="P53"><text:span text:style-name="T5">Example</text:span></text:p>
        </text:list-item>
      </text:list>
      <text:p text:style-name="P5"/>
      <text:p text:style-name="P76"><text:span text:style-name="T46">package</text:span><text:span text:style-name="T33"> javaTutorial;</text:span></text:p>
      <text:p text:style-name="P46"/>
      <text:p text:style-name="P108"><text:span text:style-name="T46">interface</text:span><text:span text:style-name="T33"> StringInterface&lt;S </text:span><text:span text:style-name="T46">extends</text:span><text:span text:style-name="T33"> </text:span><text:span text:style-name="T33">String</text:span><text:span text:style-name="T33">&gt;</text:span></text:p>
      <text:p text:style-name="P105">{</text:p>
      <text:p text:style-name="P108"><text:span text:style-name="T33"><text:tab/></text:span><text:span text:style-name="T46">void</text:span><text:span text:style-name="T33"> printString(S s);</text:span></text:p>
      <text:p text:style-name="P105">}</text:p>
      <text:p text:style-name="P107"/>
      <text:p text:style-name="P108"><text:span text:style-name="T46">class</text:span><text:span text:style-name="T33"> GenStringClass&lt;S </text:span><text:span text:style-name="T46">extends</text:span><text:span text:style-name="T33"> </text:span><text:span text:style-name="T33">String</text:span><text:span text:style-name="T33">&gt; </text:span><text:span text:style-name="T46">implements</text:span><text:span text:style-name="T33"> StringInterface&lt;String&gt;</text:span></text:p>
      <text:p text:style-name="P105">{</text:p>
      <text:p text:style-name="P108"><text:span text:style-name="T33"><text:tab/></text:span><text:span text:style-name="T46">public</text:span><text:span text:style-name="T33"> </text:span><text:span text:style-name="T46">void</text:span><text:span text:style-name="T33"> printString(String str)</text:span></text:p>
      <text:p text:style-name="P105"><text:tab/>{</text:p>
      <text:p text:style-name="P108"><text:span text:style-name="T33"><text:tab/><text:tab/>System.</text:span><text:span text:style-name="T51">out</text:span><text:span text:style-name="T33">.println(str);</text:span></text:p>
      <text:p text:style-name="P105"><text:tab/>}</text:p>
      <text:p text:style-name="P105">}</text:p>
      <text:p text:style-name="P107"/>
      <text:p text:style-name="P76"><text:span text:style-name="T46">public</text:span><text:span text:style-name="T33"> </text:span><text:span text:style-name="T46">class</text:span><text:span text:style-name="T33"> GenStringInterfaceClass </text:span></text:p>
      <text:p text:style-name="P105">{</text:p>
      <text:p text:style-name="P108"><text:span text:style-name="T33"><text:tab/></text:span><text:span text:style-name="T46">public</text:span><text:span text:style-name="T33"> </text:span><text:span text:style-name="T46">static</text:span><text:span text:style-name="T33"> </text:span><text:span text:style-name="T46">void</text:span><text:span text:style-name="T33"> main(String[] args)</text:span></text:p>
      <text:p text:style-name="P105"><text:tab/>{</text:p>
      <text:p text:style-name="P108"><text:span text:style-name="T33"><text:tab/><text:tab/>GenStringClass&lt;String&gt; gsc1 = </text:span><text:span text:style-name="T46">new</text:span><text:span text:style-name="T33"> GenStringClass&lt;String&gt;();</text:span></text:p>
      <text:p text:style-name="P108"><text:span text:style-name="T33"><text:tab/><text:tab/>gsc1.printString(</text:span><text:span text:style-name="T59">"java"</text:span><text:span text:style-name="T33">);</text:span></text:p>
      <text:p text:style-name="P108"><text:span text:style-name="T33"><text:tab/><text:tab/>gsc1.printString(</text:span><text:span text:style-name="T59">"generics"</text:span><text:span text:style-name="T33">);</text:span></text:p>
      <text:p text:style-name="P108"><text:span text:style-name="T33"><text:tab/><text:tab/></text:span><text:span text:style-name="T62">//GenStringClass&lt;Integer&gt; gsc2 = new GenStringClass&lt;Integer&gt;();//bound mismatch Integer</text:span></text:p>
      <text:p text:style-name="P105"><text:tab/>}</text:p>
      <text:p text:style-name="P3"><text:span text:style-name="T66">}</text:span></text:p>
      <text:p text:style-name="P3">Output:</text:p>
      <text:p text:style-name="P3">java</text:p>
      <text:p text:style-name="P3">generics</text:p>
      <text:p text:style-name="P11"/>
      <text:p text:style-name="P8"/>
      <text:list xml:id="list7706038031086000266" text:style-name="WWNum98">
        <text:list-item>
          <text:p text:style-name="P72"><text:span text:style-name="T31">Comparable Interface</text:span><text:span text:style-name="T32">:</text:span></text:p>
        </text:list-item>
      </text:list>
      <text:p text:style-name="P15"/>
      <text:p text:style-name="P82"><text:span text:style-name="T47">package</text:span><text:span text:style-name="T39"> javaTutorial;</text:span></text:p>
      <text:p text:style-name="P46"/>
      <text:p text:style-name="P77"><text:span text:style-name="T47">class</text:span><text:span text:style-name="T39"> CompareToClass&lt;T </text:span><text:span text:style-name="T47">extends</text:span><text:span text:style-name="T39"> </text:span><text:span text:style-name="T39">String</text:span><text:span text:style-name="T39">&gt; </text:span><text:span text:style-name="T47">implements</text:span><text:span text:style-name="T39"> Comparable&lt;T&gt;</text:span></text:p>
      <text:p text:style-name="P32">{</text:p>
      <text:p text:style-name="P77"><text:span text:style-name="T39"><text:tab/>T </text:span><text:span text:style-name="T54">t</text:span><text:span text:style-name="T39">;</text:span></text:p>
      <text:p text:style-name="P32"><text:tab/>CompareToClass(T t1)</text:p>
      <text:p text:style-name="P32"><text:tab/>{</text:p>
      <text:p text:style-name="P77"><text:span text:style-name="T39"><text:tab/><text:tab/></text:span><text:span text:style-name="T54">t</text:span><text:span text:style-name="T39"> = t1;</text:span></text:p>
      <text:p text:style-name="P32"><text:tab/>}</text:p>
      <text:p text:style-name="P77"><text:span text:style-name="T39"><text:tab/></text:span><text:span text:style-name="T47">public</text:span><text:span text:style-name="T39"> </text:span><text:span text:style-name="T47">int</text:span><text:span text:style-name="T39"> compareTo(T t2)</text:span></text:p>
      <text:p text:style-name="P32"><text:tab/>{</text:p>
      <text:p text:style-name="P77"><text:soft-page-break/><text:span text:style-name="T39"><text:tab/><text:tab/></text:span><text:span text:style-name="T47">int</text:span><text:span text:style-name="T39"> l = </text:span><text:span text:style-name="T54">t</text:span><text:span text:style-name="T39">.length() - t2.length();</text:span></text:p>
      <text:p text:style-name="P77"><text:span text:style-name="T39"><text:tab/><text:tab/></text:span><text:span text:style-name="T47">return</text:span><text:span text:style-name="T39"> l;</text:span></text:p>
      <text:p text:style-name="P32"><text:tab/>}</text:p>
      <text:p text:style-name="P34">}<text:tab/></text:p>
      <text:p text:style-name="P46"/>
      <text:p text:style-name="P77"><text:span text:style-name="T47">public</text:span><text:span text:style-name="T39"> </text:span><text:span text:style-name="T47">class</text:span><text:span text:style-name="T39"> GenCompareToInterfaceClass</text:span></text:p>
      <text:p text:style-name="P32">{</text:p>
      <text:p text:style-name="P77"><text:span text:style-name="T39"><text:tab/></text:span><text:span text:style-name="T47">public</text:span><text:span text:style-name="T39"> </text:span><text:span text:style-name="T47">static</text:span><text:span text:style-name="T39"> </text:span><text:span text:style-name="T47">void</text:span><text:span text:style-name="T39"> main(String[] args)</text:span></text:p>
      <text:p text:style-name="P32"><text:tab/>{</text:p>
      <text:p text:style-name="P77"><text:span text:style-name="T39"><text:tab/><text:tab/>CompareToClass&lt;String&gt; ctc = </text:span><text:span text:style-name="T47">new</text:span><text:span text:style-name="T39"> CompareToClass&lt;String&gt;(</text:span><text:span text:style-name="T60">"Generic"</text:span><text:span text:style-name="T39">);</text:span></text:p>
      <text:p text:style-name="P77"><text:span text:style-name="T39"><text:tab/><text:tab/>System.</text:span><text:span text:style-name="T53">out</text:span><text:span text:style-name="T39">.println(ctc.compareTo(</text:span><text:span text:style-name="T60">"java"</text:span><text:span text:style-name="T39">));</text:span></text:p>
      <text:p text:style-name="P32"><text:tab/>}</text:p>
      <text:p text:style-name="P32">}</text:p>
      <text:p text:style-name="P3">Output:</text:p>
      <text:p text:style-name="P3">3</text:p>
      <text:p text:style-name="P15"/>
      <text:p text:style-name="P15"/>
      <text:list xml:id="list1511970036423955805" text:style-name="WWNum102">
        <text:list-item>
          <text:p text:style-name="P58"><text:span text:style-name="T24">Multiple Bounds</text:span><text:span text:style-name="T19">:</text:span></text:p>
          <text:list>
            <text:list-item>
              <text:list>
                <text:list-item>
                  <text:p text:style-name="P58"><text:span text:style-name="T19">Suppose we have a class</text:span></text:p>
                </text:list-item>
              </text:list>
            </text:list-item>
          </text:list>
        </text:list-item>
      </text:list>
      <text:p text:style-name="P36">public void boxTest(Box&lt;Number&gt; n) { /* ... */ }</text:p>
      <text:p text:style-name="P42">One can wonder what is the argument boxTest() will accept ? It may seem that Box&lt;Number&gt; could accept Box&lt;Integer&gt; or Box&lt;Double&gt; but its not correct. Given two concrete types A and B (for example, Number and Integer), MyClass&lt;A&gt; has no relationship to MyClass&lt;B&gt;, regardless of whether or not A and B are related. The common parent of MyClass&lt;A&gt; and MyClass&lt;B&gt; is Object.</text:p>
      <text:p text:style-name="P106"/>
      <text:list xml:id="list5856178314102504188" text:style-name="WWNum104">
        <text:list-item>
          <text:p text:style-name="P64"><text:span text:style-name="T24">Wildcards</text:span><text:span text:style-name="T19"> </text:span></text:p>
          <text:list>
            <text:list-item>
              <text:list>
                <text:list-item>
                  <text:list>
                    <text:list-item>
                      <text:list>
                        <text:list-item>
                          <text:list>
                            <text:list-item>
                              <text:list>
                                <text:list-item>
                                  <text:list>
                                    <text:list-item>
                                      <text:list>
                                        <text:list-item>
                                          <text:list>
                                            <text:list-item>
                                              <text:p text:style-name="P64"><text:span text:style-name="T19">In generic code, question mark (?) called the wildcard, represents an unknown type. </text:span></text:p>
                                            </text:list-item>
                                            <text:list-item>
                                              <text:p text:style-name="P64"><text:span text:style-name="T26"><text:s/></text:span><text:span text:style-name="T24">Upper Bounded Wildcard</text:span><text:span text:style-name="T19">:</text:span></text:p>
                                            </text:list-item>
                                          </text:list>
                                        </text:list-item>
                                      </text:list>
                                    </text:list-item>
                                  </text:list>
                                </text:list-item>
                              </text:list>
                            </text:list-item>
                          </text:list>
                        </text:list-item>
                      </text:list>
                    </text:list-item>
                  </text:list>
                </text:list-item>
              </text:list>
            </text:list-item>
          </text:list>
        </text:list-item>
      </text:list>
      <text:p text:style-name="P42">Upper Bounded Wildcards use wildcard character (?) followed by extends keyword followed by upper bound.</text:p>
      <text:p text:style-name="P20"/>
      <text:p text:style-name="P20"/>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OpenSymbol" svg:font-family="OpenSymbol"/>
    <style:font-face style:name="Arial3" svg:font-family="Arial"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WWNum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WWNum4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yant Joshi</meta:initial-creator>
    <meta:creation-date>2016-09-03T11:46:22.84</meta:creation-date>
    <dc:date>2016-09-03T12:43:37.19</dc:date>
    <dc:creator>Jayant Joshi</dc:creator>
    <meta:editing-duration>PT56M58S</meta:editing-duration>
    <meta:editing-cycles>35</meta:editing-cycles>
    <meta:generator>OpenOffice/4.1.2$Win32 OpenOffice.org_project/412m3$Build-9782</meta:generator>
    <meta:document-statistic meta:table-count="0" meta:image-count="0" meta:object-count="0" meta:page-count="14" meta:paragraph-count="551" meta:word-count="2296" meta:character-count="16061"/>
  </office:meta>
</office:document-meta>
</file>